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00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3"/>
        <table:table-row table:style-name="ro1" table:number-rows-repeated="5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  <table:table-cell/>
          <table:table-cell table:style-name="Default" table:number-columns-repeated="3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3.37 </text:p>
          </table:table-cell>
          <table:table-cell table:style-name="ce2" office:value-type="float" office:value="9.81" calcext:value-type="float">
            <text:p>9,81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,37</text:p>
          </table:table-cell>
          <table:table-cell office:value-type="float" office:value="9.81" calcext:value-type="float">
            <text:p>9,81</text:p>
          </table:table-cell>
          <table:table-cell table:formula="of:=([.E7]+[.F7])/2" office:value-type="float" office:value="6.59" calcext:value-type="float">
            <text:p>6,59</text:p>
          </table:table-cell>
          <table:table-cell office:value-type="float" office:value="7643.1729" calcext:value-type="float">
            <text:p>7643,1729</text:p>
          </table:table-cell>
          <table:table-cell table:formula="of:=256.29-[.G7]" office:value-type="float" office:value="249.7" calcext:value-type="float">
            <text:p>249,7</text:p>
          </table:table-cell>
          <table:table-cell table:style-name="Default"/>
          <table:table-cell/>
          <table:table-cell office:value-type="float" office:value="16.03" calcext:value-type="float">
            <text:p>16,03</text:p>
          </table:table-cell>
          <table:table-cell office:value-type="float" office:value="23.56" calcext:value-type="float">
            <text:p>23,56</text:p>
          </table:table-cell>
          <table:table-cell office:value-type="float" office:value="1" calcext:value-type="float">
            <text:p>1</text:p>
          </table:table-cell>
          <table:table-cell table:formula="of:=([.L7]+[.M7])/2" office:value-type="float" office:value="19.795" calcext:value-type="float">
            <text:p>19,795</text:p>
          </table:table-cell>
          <table:table-cell office:value-type="float" office:value="16259.253" calcext:value-type="float">
            <text:p>16259,253</text:p>
          </table:table-cell>
          <table:table-cell table:formula="of:=231.785-[.O7]" office:value-type="float" office:value="211.99" calcext:value-type="float">
            <text:p>211,99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18.25 </text:p>
          </table:table-cell>
          <table:table-cell table:style-name="ce2" office:value-type="float" office:value="25.83" calcext:value-type="float">
            <text:p>25,83</text:p>
          </table:table-cell>
          <table:table-cell office:value-type="float" office:value="2" calcext:value-type="float">
            <text:p>2</text:p>
          </table:table-cell>
          <table:table-cell office:value-type="float" office:value="18.25" calcext:value-type="float">
            <text:p>18,25</text:p>
          </table:table-cell>
          <table:table-cell office:value-type="float" office:value="25.83" calcext:value-type="float">
            <text:p>25,83</text:p>
          </table:table-cell>
          <table:table-cell table:formula="of:=([.E8]+[.F8])/2" office:value-type="float" office:value="22.04" calcext:value-type="float">
            <text:p>22,04</text:p>
          </table:table-cell>
          <table:table-cell office:value-type="float" office:value="-9314.642" calcext:value-type="float">
            <text:p>-9314,642</text:p>
          </table:table-cell>
          <table:table-cell table:formula="of:=256.29-[.G8]" office:value-type="float" office:value="234.25" calcext:value-type="float">
            <text:p>234,25</text:p>
          </table:table-cell>
          <table:table-cell table:style-name="Default"/>
          <table:table-cell/>
          <table:table-cell office:value-type="float" office:value="27.9" calcext:value-type="float">
            <text:p>27,9</text:p>
          </table:table-cell>
          <table:table-cell office:value-type="float" office:value="33.84" calcext:value-type="float">
            <text:p>33,84</text:p>
          </table:table-cell>
          <table:table-cell office:value-type="float" office:value="2" calcext:value-type="float">
            <text:p>2</text:p>
          </table:table-cell>
          <table:table-cell table:formula="of:=([.L8]+[.M8])/2" office:value-type="float" office:value="30.87" calcext:value-type="float">
            <text:p>30,87</text:p>
          </table:table-cell>
          <table:table-cell office:value-type="float" office:value="-17436.82" calcext:value-type="float">
            <text:p>-17436,82</text:p>
          </table:table-cell>
          <table:table-cell table:formula="of:=231.785-[.O8]" office:value-type="float" office:value="200.915" calcext:value-type="float">
            <text:p>200,915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52.38 </text:p>
          </table:table-cell>
          <table:table-cell office:value-type="float" office:value="59.4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2.38" calcext:value-type="float">
            <text:p>52,38</text:p>
          </table:table-cell>
          <table:table-cell office:value-type="float" office:value="59.49" calcext:value-type="float">
            <text:p>59,49</text:p>
          </table:table-cell>
          <table:table-cell table:formula="of:=([.E9]+[.F9])/2" office:value-type="float" office:value="55.935" calcext:value-type="float">
            <text:p>55,935</text:p>
          </table:table-cell>
          <table:table-cell table:style-name="ce7" office:value-type="float" office:value="107.9842" calcext:value-type="float">
            <text:p>107,9842</text:p>
          </table:table-cell>
          <table:table-cell table:style-name="ce7" table:formula="of:=256.29-[.G9]" office:value-type="float" office:value="200.355" calcext:value-type="float">
            <text:p>200,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.9" calcext:value-type="float">
            <text:p>27,9</text:p>
          </table:table-cell>
          <table:table-cell office:value-type="float" office:value="33.84" calcext:value-type="float">
            <text:p>33,84</text:p>
          </table:table-cell>
          <table:table-cell office:value-type="float" office:value="3" calcext:value-type="float">
            <text:p>3</text:p>
          </table:table-cell>
          <table:table-cell table:formula="of:=([.L9]+[.M9])/2" office:value-type="float" office:value="30.87" calcext:value-type="float">
            <text:p>30,87</text:p>
          </table:table-cell>
          <table:table-cell office:value-type="float" office:value="-17436.82" calcext:value-type="float">
            <text:p>-17436,82</text:p>
          </table:table-cell>
          <table:table-cell table:formula="of:=231.785-[.O9]" office:value-type="float" office:value="200.915" calcext:value-type="float">
            <text:p>200,915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60.13 </text:p>
          </table:table-cell>
          <table:table-cell office:value-type="float" office:value="64.58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0.13" calcext:value-type="float">
            <text:p>60,13</text:p>
          </table:table-cell>
          <table:table-cell office:value-type="float" office:value="64.58" calcext:value-type="float">
            <text:p>64,58</text:p>
          </table:table-cell>
          <table:table-cell table:formula="of:=([.E10]+[.F10])/2" office:value-type="float" office:value="62.355" calcext:value-type="float">
            <text:p>62,355</text:p>
          </table:table-cell>
          <table:table-cell table:style-name="ce7" office:value-type="float" office:value="107.5818" calcext:value-type="float">
            <text:p>107,5818</text:p>
          </table:table-cell>
          <table:table-cell table:style-name="ce7" table:formula="of:=256.29-[.G10]" office:value-type="float" office:value="193.935" calcext:value-type="float">
            <text:p>193,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.77" calcext:value-type="float">
            <text:p>45,77</text:p>
          </table:table-cell>
          <table:table-cell office:value-type="float" office:value="51.35" calcext:value-type="float">
            <text:p>51,35</text:p>
          </table:table-cell>
          <table:table-cell office:value-type="float" office:value="4" calcext:value-type="float">
            <text:p>4</text:p>
          </table:table-cell>
          <table:table-cell table:formula="of:=([.L10]+[.M10])/2" office:value-type="float" office:value="48.56" calcext:value-type="float">
            <text:p>48,56</text:p>
          </table:table-cell>
          <table:table-cell office:value-type="float" office:value="9495.0469" calcext:value-type="float">
            <text:p>9495,0469</text:p>
          </table:table-cell>
          <table:table-cell table:formula="of:=231.785-[.O10]" office:value-type="float" office:value="183.225" calcext:value-type="float">
            <text:p>183,225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68.71 </text:p>
          </table:table-cell>
          <table:table-cell office:value-type="float" office:value="77.53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8.71" calcext:value-type="float">
            <text:p>68,71</text:p>
          </table:table-cell>
          <table:table-cell office:value-type="float" office:value="77.53" calcext:value-type="float">
            <text:p>77,53</text:p>
          </table:table-cell>
          <table:table-cell table:formula="of:=([.E11]+[.F11])/2" office:value-type="float" office:value="73.12" calcext:value-type="float">
            <text:p>73,12</text:p>
          </table:table-cell>
          <table:table-cell office:value-type="string" calcext:value-type="string">
            <text:p>indf</text:p>
          </table:table-cell>
          <table:table-cell table:formula="of:=256.29-[.G11]" office:value-type="float" office:value="183.17" calcext:value-type="float">
            <text:p>183,17</text:p>
          </table:table-cell>
          <table:table-cell table:number-columns-repeated="2"/>
          <table:table-cell office:value-type="float" office:value="61.41" calcext:value-type="float">
            <text:p>61,41</text:p>
          </table:table-cell>
          <table:table-cell office:value-type="float" office:value="67.44" calcext:value-type="float">
            <text:p>67,44</text:p>
          </table:table-cell>
          <table:table-cell office:value-type="float" office:value="5" calcext:value-type="float">
            <text:p>5</text:p>
          </table:table-cell>
          <table:table-cell table:formula="of:=([.L11]+[.M11])/2" office:value-type="float" office:value="64.425" calcext:value-type="float">
            <text:p>64,425</text:p>
          </table:table-cell>
          <table:table-cell office:value-type="float" office:value="17811.863" calcext:value-type="float">
            <text:p>17811,863</text:p>
          </table:table-cell>
          <table:table-cell table:formula="of:=231.785-[.O11]" office:value-type="float" office:value="167.36" calcext:value-type="float">
            <text:p>167,3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90.13 </text:p>
          </table:table-cell>
          <table:table-cell office:value-type="float" office:value="95.27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0.13" calcext:value-type="float">
            <text:p>90,13</text:p>
          </table:table-cell>
          <table:table-cell office:value-type="float" office:value="95.27" calcext:value-type="float">
            <text:p>95,27</text:p>
          </table:table-cell>
          <table:table-cell table:formula="of:=([.E12]+[.F12])/2" office:value-type="float" office:value="92.7" calcext:value-type="float">
            <text:p>92,7</text:p>
          </table:table-cell>
          <table:table-cell table:style-name="ce8" office:value-type="float" office:value="29.2791" calcext:value-type="float">
            <text:p>29,2791</text:p>
          </table:table-cell>
          <table:table-cell table:style-name="ce8" table:formula="of:=256.29-[.G12]" office:value-type="float" office:value="163.59" calcext:value-type="float">
            <text:p>163,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.26" calcext:value-type="float">
            <text:p>68,26</text:p>
          </table:table-cell>
          <table:table-cell office:value-type="float" office:value="71.91" calcext:value-type="float">
            <text:p>71,91</text:p>
          </table:table-cell>
          <table:table-cell office:value-type="float" office:value="6" calcext:value-type="float">
            <text:p>6</text:p>
          </table:table-cell>
          <table:table-cell table:formula="of:=([.L12]+[.M12])/2" office:value-type="float" office:value="70.085" calcext:value-type="float">
            <text:p>70,085</text:p>
          </table:table-cell>
          <table:table-cell office:value-type="float" office:value="17768.326" calcext:value-type="float">
            <text:p>17768,326</text:p>
          </table:table-cell>
          <table:table-cell table:formula="of:=231.785-[.O12]" office:value-type="float" office:value="161.7" calcext:value-type="float">
            <text:p>161,7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100.18</text:p>
          </table:table-cell>
          <table:table-cell office:value-type="float" office:value="102.94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00.18" calcext:value-type="float">
            <text:p>100,18</text:p>
          </table:table-cell>
          <table:table-cell office:value-type="float" office:value="102.94" calcext:value-type="float">
            <text:p>102,94</text:p>
          </table:table-cell>
          <table:table-cell table:formula="of:=([.E13]+[.F13])/2" office:value-type="float" office:value="101.56" calcext:value-type="float">
            <text:p>101,56</text:p>
          </table:table-cell>
          <table:table-cell office:value-type="string" calcext:value-type="string">
            <text:p><text:s text:c="3"/>IND,F <text:s text:c="3"/></text:p>
          </table:table-cell>
          <table:table-cell table:formula="of:=256.29-[.G13]" office:value-type="float" office:value="154.73" calcext:value-type="float">
            <text:p>154,73</text:p>
          </table:table-cell>
          <table:table-cell table:number-columns-repeated="2"/>
          <table:table-cell office:value-type="float" office:value="88.78" calcext:value-type="float">
            <text:p>88,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([.L13]+[.M13])/2" office:value-type="float" office:value="91.89" calcext:value-type="float">
            <text:p>91,89</text:p>
          </table:table-cell>
          <table:table-cell table:style-name="ce8" office:value-type="float" office:value="64.696" calcext:value-type="float">
            <text:p>64,696</text:p>
          </table:table-cell>
          <table:table-cell table:style-name="ce8" table:formula="of:=231.785-[.O13]" office:value-type="float" office:value="139.895" calcext:value-type="float">
            <text:p>139,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10.09</text:p>
          </table:table-cell>
          <table:table-cell office:value-type="float" office:value="116.28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E14]+[.F14])/2" office:value-type="float" office:value="113.185" calcext:value-type="float">
            <text:p>113,185</text:p>
          </table:table-cell>
          <table:table-cell table:style-name="ce8" office:value-type="float" office:value="74.1364" calcext:value-type="float">
            <text:p>74,1364</text:p>
          </table:table-cell>
          <table:table-cell table:style-name="ce8" table:formula="of:=256.29-[.G14]" office:value-type="float" office:value="143.105" calcext:value-type="float">
            <text:p>143,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.92" calcext:value-type="float">
            <text:p>97,92</text:p>
          </table:table-cell>
          <table:table-cell office:value-type="float" office:value="103.47" calcext:value-type="float">
            <text:p>103,47</text:p>
          </table:table-cell>
          <table:table-cell office:value-type="float" office:value="8" calcext:value-type="float">
            <text:p>8</text:p>
          </table:table-cell>
          <table:table-cell table:formula="of:=([.L14]+[.M14])/2" office:value-type="float" office:value="100.695" calcext:value-type="float">
            <text:p>100,695</text:p>
          </table:table-cell>
          <table:table-cell office:value-type="float" office:value="-23912.74" calcext:value-type="float">
            <text:p>-23912,74</text:p>
          </table:table-cell>
          <table:table-cell table:formula="of:=231.785-[.O14]" office:value-type="float" office:value="131.09" calcext:value-type="float">
            <text:p>131,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0.09</text:p>
          </table:table-cell>
          <table:table-cell office:value-type="float" office:value="116.28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E15]+[.F15])/2" office:value-type="float" office:value="113.185" calcext:value-type="float">
            <text:p>113,185</text:p>
          </table:table-cell>
          <table:table-cell table:style-name="ce8" office:value-type="float" office:value="74.1365" calcext:value-type="float">
            <text:p>74,1365</text:p>
          </table:table-cell>
          <table:table-cell table:style-name="ce8" table:formula="of:=256.29-[.G15]" office:value-type="float" office:value="143.105" calcext:value-type="float">
            <text:p>143,1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.13" calcext:value-type="float">
            <text:p>104,13</text:p>
          </table:table-cell>
          <table:table-cell office:value-type="float" office:value="107.78" calcext:value-type="float">
            <text:p>107,78</text:p>
          </table:table-cell>
          <table:table-cell office:value-type="float" office:value="9" calcext:value-type="float">
            <text:p>9</text:p>
          </table:table-cell>
          <table:table-cell table:formula="of:=([.L15]+[.M15])/2" office:value-type="float" office:value="105.955" calcext:value-type="float">
            <text:p>105,955</text:p>
          </table:table-cell>
          <table:table-cell table:style-name="ce8" office:value-type="float" office:value="-5.036" calcext:value-type="float">
            <text:p>-5,036</text:p>
          </table:table-cell>
          <table:table-cell table:style-name="ce8" table:formula="of:=231.785-[.O15]" office:value-type="float" office:value="125.83" calcext:value-type="float">
            <text:p>125,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26.34</text:p>
          </table:table-cell>
          <table:table-cell office:value-type="float" office:value="136.75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26.34" calcext:value-type="float">
            <text:p>126,34</text:p>
          </table:table-cell>
          <table:table-cell office:value-type="float" office:value="136.75" calcext:value-type="float">
            <text:p>136,75</text:p>
          </table:table-cell>
          <table:table-cell table:formula="of:=([.E16]+[.F16])/2" office:value-type="float" office:value="131.545" calcext:value-type="float">
            <text:p>131,545</text:p>
          </table:table-cell>
          <table:table-cell office:value-type="string" calcext:value-type="string">
            <text:p><text:s text:c="3"/>IND,F <text:s text:c="3"/></text:p>
          </table:table-cell>
          <table:table-cell table:formula="of:=256.29-[.G16]" office:value-type="float" office:value="124.745" calcext:value-type="float">
            <text:p>124,745</text:p>
          </table:table-cell>
          <table:table-cell table:number-columns-repeated="2"/>
          <table:table-cell office:value-type="float" office:value="119.71" calcext:value-type="float">
            <text:p>119,71</text:p>
          </table:table-cell>
          <table:table-cell office:value-type="float" office:value="128.54" calcext:value-type="float">
            <text:p>128,54</text:p>
          </table:table-cell>
          <table:table-cell office:value-type="float" office:value="10" calcext:value-type="float">
            <text:p>10</text:p>
          </table:table-cell>
          <table:table-cell table:formula="of:=([.L16]+[.M16])/2" office:value-type="float" office:value="124.125" calcext:value-type="float">
            <text:p>124,125</text:p>
          </table:table-cell>
          <table:table-cell office:value-type="float" office:value="34535.84" calcext:value-type="float">
            <text:p>34535,84</text:p>
          </table:table-cell>
          <table:table-cell table:formula="of:=231.785-[.O16]" office:value-type="float" office:value="107.66" calcext:value-type="float">
            <text:p>107,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8.44</text:p>
          </table:table-cell>
          <table:table-cell office:value-type="float" office:value="156.84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48.44" calcext:value-type="float">
            <text:p>148,44</text:p>
          </table:table-cell>
          <table:table-cell office:value-type="float" office:value="156.84" calcext:value-type="float">
            <text:p>156,84</text:p>
          </table:table-cell>
          <table:table-cell table:formula="of:=([.E17]+[.F17])/2" office:value-type="float" office:value="152.64" calcext:value-type="float">
            <text:p>152,64</text:p>
          </table:table-cell>
          <table:table-cell office:value-type="float" office:value="3427.5164" calcext:value-type="float">
            <text:p>3427,5164</text:p>
          </table:table-cell>
          <table:table-cell table:formula="of:=256.29-[.G17]" office:value-type="float" office:value="103.65" calcext:value-type="float">
            <text:p>103,65</text:p>
          </table:table-cell>
          <table:table-cell table:number-columns-repeated="2"/>
          <table:table-cell office:value-type="float" office:value="129.49" calcext:value-type="float">
            <text:p>129,49</text:p>
          </table:table-cell>
          <table:table-cell office:value-type="float" office:value="132.89" calcext:value-type="float">
            <text:p>132,89</text:p>
          </table:table-cell>
          <table:table-cell office:value-type="float" office:value="11" calcext:value-type="float">
            <text:p>11</text:p>
          </table:table-cell>
          <table:table-cell table:formula="of:=([.L17]+[.M17])/2" office:value-type="float" office:value="131.19" calcext:value-type="float">
            <text:p>131,19</text:p>
          </table:table-cell>
          <table:table-cell office:value-type="float" office:value="33673.879" calcext:value-type="float">
            <text:p>33673,879</text:p>
          </table:table-cell>
          <table:table-cell table:formula="of:=231.785-[.O17]" office:value-type="float" office:value="100.595" calcext:value-type="float">
            <text:p>100,5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8.11</text:p>
          </table:table-cell>
          <table:table-cell office:value-type="float" office:value="172.65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E18]+[.F18])/2" office:value-type="float" office:value="170.38" calcext:value-type="float">
            <text:p>170,38</text:p>
          </table:table-cell>
          <table:table-cell table:style-name="ce8" office:value-type="float" office:value="97.0134" calcext:value-type="float">
            <text:p>97,0134</text:p>
          </table:table-cell>
          <table:table-cell table:style-name="ce8" table:formula="of:=256.29-[.G18]" office:value-type="float" office:value="85.91" calcext:value-type="float">
            <text:p>85,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5.28" calcext:value-type="float">
            <text:p>135,28</text:p>
          </table:table-cell>
          <table:table-cell office:value-type="float" office:value="141.29" calcext:value-type="float">
            <text:p>141,29</text:p>
          </table:table-cell>
          <table:table-cell office:value-type="float" office:value="12" calcext:value-type="float">
            <text:p>12</text:p>
          </table:table-cell>
          <table:table-cell table:formula="of:=([.L18]+[.M18])/2" office:value-type="float" office:value="138.285" calcext:value-type="float">
            <text:p>138,285</text:p>
          </table:table-cell>
          <table:table-cell office:value-type="float" office:value="-10645.25" calcext:value-type="float">
            <text:p>-10645,25</text:p>
          </table:table-cell>
          <table:table-cell table:formula="of:=231.785-[.O18]" office:value-type="float" office:value="93.5" calcext:value-type="float">
            <text:p>93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8.11</text:p>
          </table:table-cell>
          <table:table-cell office:value-type="float" office:value="172.65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E19]+[.F19])/2" office:value-type="float" office:value="170.38" calcext:value-type="float">
            <text:p>170,38</text:p>
          </table:table-cell>
          <table:table-cell table:style-name="ce8" office:value-type="float" office:value="97.0141" calcext:value-type="float">
            <text:p>97,0141</text:p>
          </table:table-cell>
          <table:table-cell table:style-name="ce8" table:formula="of:=256.29-[.G19]" office:value-type="float" office:value="85.91" calcext:value-type="float">
            <text:p>85,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2.4" calcext:value-type="float">
            <text:p>142,4</text:p>
          </table:table-cell>
          <table:table-cell office:value-type="float" office:value="147.66" calcext:value-type="float">
            <text:p>147,66</text:p>
          </table:table-cell>
          <table:table-cell office:value-type="float" office:value="13" calcext:value-type="float">
            <text:p>13</text:p>
          </table:table-cell>
          <table:table-cell table:formula="of:=([.L19]+[.M19])/2" office:value-type="float" office:value="145.03" calcext:value-type="float">
            <text:p>145,03</text:p>
          </table:table-cell>
          <table:table-cell table:style-name="ce8" office:value-type="float" office:value="180.7472" calcext:value-type="float">
            <text:p>180,7472</text:p>
          </table:table-cell>
          <table:table-cell table:style-name="ce8" table:formula="of:=231.785-[.O19]" office:value-type="float" office:value="86.755" calcext:value-type="float">
            <text:p>86,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68.11</text:p>
          </table:table-cell>
          <table:table-cell office:value-type="float" office:value="172.65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E20]+[.F20])/2" office:value-type="float" office:value="170.38" calcext:value-type="float">
            <text:p>170,38</text:p>
          </table:table-cell>
          <table:table-cell table:style-name="ce8" office:value-type="float" office:value="97.014" calcext:value-type="float">
            <text:p>97,014</text:p>
          </table:table-cell>
          <table:table-cell table:style-name="ce8" table:formula="of:=256.29-[.G20]" office:value-type="float" office:value="85.91" calcext:value-type="float">
            <text:p>85,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.21" calcext:value-type="float">
            <text:p>150,21</text:p>
          </table:table-cell>
          <table:table-cell office:value-type="float" office:value="154.75" calcext:value-type="float">
            <text:p>154,75</text:p>
          </table:table-cell>
          <table:table-cell office:value-type="float" office:value="14" calcext:value-type="float">
            <text:p>14</text:p>
          </table:table-cell>
          <table:table-cell table:formula="of:=([.L20]+[.M20])/2" office:value-type="float" office:value="152.48" calcext:value-type="float">
            <text:p>152,48</text:p>
          </table:table-cell>
          <table:table-cell office:value-type="float" office:value="28316.502" calcext:value-type="float">
            <text:p>28316,502</text:p>
          </table:table-cell>
          <table:table-cell table:formula="of:=231.785-[.O20]" office:value-type="float" office:value="79.305" calcext:value-type="float">
            <text:p>79,3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.52</text:p>
          </table:table-cell>
          <table:table-cell office:value-type="float" office:value="196.86" calcext:value-type="float">
            <text:p>197</text:p>
          </table:table-cell>
          <table:table-cell office:value-type="float" office:value="15" calcext:value-type="float">
            <text:p>15</text:p>
          </table:table-cell>
          <table:table-cell office:value-type="float" office:value="187.52" calcext:value-type="float">
            <text:p>187,52</text:p>
          </table:table-cell>
          <table:table-cell office:value-type="float" office:value="196.86" calcext:value-type="float">
            <text:p>196,86</text:p>
          </table:table-cell>
          <table:table-cell table:formula="of:=([.E21]+[.F21])/2" office:value-type="float" office:value="192.19" calcext:value-type="float">
            <text:p>192,19</text:p>
          </table:table-cell>
          <table:table-cell office:value-type="float" office:value="1577.1261" calcext:value-type="float">
            <text:p>1577,1261</text:p>
          </table:table-cell>
          <table:table-cell table:formula="of:=256.29-[.G21]" office:value-type="float" office:value="64.1" calcext:value-type="float">
            <text:p>64,1</text:p>
          </table:table-cell>
          <table:table-cell table:number-columns-repeated="2"/>
          <table:table-cell office:value-type="float" office:value="162.24" calcext:value-type="float">
            <text:p>162,24</text:p>
          </table:table-cell>
          <table:table-cell office:value-type="float" office:value="169.65" calcext:value-type="float">
            <text:p>169,65</text:p>
          </table:table-cell>
          <table:table-cell office:value-type="float" office:value="15" calcext:value-type="float">
            <text:p>15</text:p>
          </table:table-cell>
          <table:table-cell table:formula="of:=([.L21]+[.M21])/2" office:value-type="float" office:value="165.945" calcext:value-type="float">
            <text:p>165,945</text:p>
          </table:table-cell>
          <table:table-cell table:style-name="ce8" office:value-type="float" office:value="141.3341" calcext:value-type="float">
            <text:p>141,3341</text:p>
          </table:table-cell>
          <table:table-cell table:style-name="ce8" table:formula="of:=231.785-[.O21]" office:value-type="float" office:value="65.84" calcext:value-type="float">
            <text:p>65,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213.06</text:p>
          </table:table-cell>
          <table:table-cell office:value-type="float" office:value="214.94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float" office:value="213.06" calcext:value-type="float">
            <text:p>213,06</text:p>
          </table:table-cell>
          <table:table-cell office:value-type="float" office:value="214.94" calcext:value-type="float">
            <text:p>214,94</text:p>
          </table:table-cell>
          <table:table-cell table:formula="of:=([.E22]+[.F22])/2" office:value-type="float" office:value="214" calcext:value-type="float">
            <text:p>214</text:p>
          </table:table-cell>
          <table:table-cell office:value-type="float" office:value="10654.576" calcext:value-type="float">
            <text:p>10654,576</text:p>
          </table:table-cell>
          <table:table-cell table:formula="of:=256.29-[.G22]" office:value-type="float" office:value="42.29" calcext:value-type="float">
            <text:p>42,29</text:p>
          </table:table-cell>
          <table:table-cell table:number-columns-repeated="2"/>
          <table:table-cell office:value-type="float" office:value="170.9" calcext:value-type="float">
            <text:p>170,9</text:p>
          </table:table-cell>
          <table:table-cell office:value-type="float" office:value="176.61" calcext:value-type="float">
            <text:p>176,61</text:p>
          </table:table-cell>
          <table:table-cell office:value-type="float" office:value="16" calcext:value-type="float">
            <text:p>16</text:p>
          </table:table-cell>
          <table:table-cell table:formula="of:=([.L22]+[.M22])/2" office:value-type="float" office:value="173.755" calcext:value-type="float">
            <text:p>173,755</text:p>
          </table:table-cell>
          <table:table-cell table:style-name="ce8" office:value-type="float" office:value="344.4474" calcext:value-type="float">
            <text:p>344,4474</text:p>
          </table:table-cell>
          <table:table-cell table:style-name="ce8" table:formula="of:=231.785-[.O22]" office:value-type="float" office:value="58.03" calcext:value-type="float">
            <text:p>58,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213.08</text:p>
          </table:table-cell>
          <table:table-cell office:value-type="float" office:value="216.93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6.93" calcext:value-type="float">
            <text:p>216,93</text:p>
          </table:table-cell>
          <table:table-cell table:formula="of:=([.E23]+[.F23])/2" office:value-type="float" office:value="215.005" calcext:value-type="float">
            <text:p>215,005</text:p>
          </table:table-cell>
          <table:table-cell office:value-type="float" office:value="8709.207" calcext:value-type="float">
            <text:p>8709,207</text:p>
          </table:table-cell>
          <table:table-cell table:formula="of:=256.29-[.G23]" office:value-type="float" office:value="41.285" calcext:value-type="float">
            <text:p>41,285</text:p>
          </table:table-cell>
          <table:table-cell table:number-columns-repeated="2"/>
          <table:table-cell office:value-type="float" office:value="177.38" calcext:value-type="float">
            <text:p>177,38</text:p>
          </table:table-cell>
          <table:table-cell office:value-type="float" office:value="182.18" calcext:value-type="float">
            <text:p>182,18</text:p>
          </table:table-cell>
          <table:table-cell office:value-type="float" office:value="17" calcext:value-type="float">
            <text:p>17</text:p>
          </table:table-cell>
          <table:table-cell table:formula="of:=([.L23]+[.M23])/2" office:value-type="float" office:value="179.78" calcext:value-type="float">
            <text:p>179,78</text:p>
          </table:table-cell>
          <table:table-cell office:value-type="float" office:value="-17436.82" calcext:value-type="float">
            <text:p>-17436,82</text:p>
          </table:table-cell>
          <table:table-cell table:formula="of:=231.785-[.O23]" office:value-type="float" office:value="52.005" calcext:value-type="float">
            <text:p>52,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3.08</text:p>
          </table:table-cell>
          <table:table-cell office:value-type="float" office:value="216.93" calcext:value-type="float">
            <text:p>217</text:p>
          </table:table-cell>
          <table:table-cell office:value-type="float" office:value="18" calcext:value-type="float">
            <text:p>18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6.93" calcext:value-type="float">
            <text:p>216,93</text:p>
          </table:table-cell>
          <table:table-cell table:formula="of:=([.E24]+[.F24])/2" office:value-type="float" office:value="215.005" calcext:value-type="float">
            <text:p>215,005</text:p>
          </table:table-cell>
          <table:table-cell office:value-type="float" office:value="8709.2529" calcext:value-type="float">
            <text:p>8709,2529</text:p>
          </table:table-cell>
          <table:table-cell table:formula="of:=256.29-[.G24]" office:value-type="float" office:value="41.285" calcext:value-type="float">
            <text:p>41,285</text:p>
          </table:table-cell>
          <table:table-cell table:number-columns-repeated="2"/>
          <table:table-cell office:value-type="float" office:value="185.88" calcext:value-type="float">
            <text:p>185,88</text:p>
          </table:table-cell>
          <table:table-cell office:value-type="float" office:value="193.88" calcext:value-type="float">
            <text:p>193,88</text:p>
          </table:table-cell>
          <table:table-cell office:value-type="float" office:value="18" calcext:value-type="float">
            <text:p>18</text:p>
          </table:table-cell>
          <table:table-cell table:formula="of:=([.L24]+[.M24])/2" office:value-type="float" office:value="189.88" calcext:value-type="float">
            <text:p>189,88</text:p>
          </table:table-cell>
          <table:table-cell office:value-type="float" office:value="9301.5898" calcext:value-type="float">
            <text:p>9301,5898</text:p>
          </table:table-cell>
          <table:table-cell table:formula="of:=231.785-[.O24]" office:value-type="float" office:value="41.905" calcext:value-type="float">
            <text:p>41,9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4.23</text:p>
          </table:table-cell>
          <table:table-cell office:value-type="float" office:value="227.49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224.23" calcext:value-type="float">
            <text:p>224,23</text:p>
          </table:table-cell>
          <table:table-cell office:value-type="float" office:value="227.49" calcext:value-type="float">
            <text:p>227,49</text:p>
          </table:table-cell>
          <table:table-cell table:formula="of:=([.E25]+[.F25])/2" office:value-type="float" office:value="225.86" calcext:value-type="float">
            <text:p>225,86</text:p>
          </table:table-cell>
          <table:table-cell table:style-name="ce8" office:value-type="float" office:value="56.4322" calcext:value-type="float">
            <text:p>56,4322</text:p>
          </table:table-cell>
          <table:table-cell table:style-name="ce8" table:formula="of:=256.29-[.G25]" office:value-type="float" office:value="30.43" calcext:value-type="float">
            <text:p>30,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6.75" calcext:value-type="float">
            <text:p>196,75</text:p>
          </table:table-cell>
          <table:table-cell office:value-type="float" office:value="202.54" calcext:value-type="float">
            <text:p>202,54</text:p>
          </table:table-cell>
          <table:table-cell office:value-type="float" office:value="19" calcext:value-type="float">
            <text:p>19</text:p>
          </table:table-cell>
          <table:table-cell table:formula="of:=([.L25]+[.M25])/2" office:value-type="float" office:value="199.645" calcext:value-type="float">
            <text:p>199,645</text:p>
          </table:table-cell>
          <table:table-cell office:value-type="float" office:value="-2200.59" calcext:value-type="float">
            <text:p>-2200,59</text:p>
          </table:table-cell>
          <table:table-cell table:formula="of:=231.785-[.O25]" office:value-type="float" office:value="32.14" calcext:value-type="float">
            <text:p>32,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8.13</text:p>
          </table:table-cell>
          <table:table-cell office:value-type="float" office:value="231.91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228.13" calcext:value-type="float">
            <text:p>228,13</text:p>
          </table:table-cell>
          <table:table-cell office:value-type="float" office:value="231.91" calcext:value-type="float">
            <text:p>231,91</text:p>
          </table:table-cell>
          <table:table-cell table:formula="of:=([.E26]+[.F26])/2" office:value-type="float" office:value="230.02" calcext:value-type="float">
            <text:p>230,02</text:p>
          </table:table-cell>
          <table:table-cell table:style-name="ce8" office:value-type="float" office:value="27.7702" calcext:value-type="float">
            <text:p>27,7702</text:p>
          </table:table-cell>
          <table:table-cell table:style-name="ce8" table:formula="of:=256.29-[.G26]" office:value-type="float" office:value="26.27" calcext:value-type="float">
            <text:p>26,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4.11" calcext:value-type="float">
            <text:p>204,11</text:p>
          </table:table-cell>
          <table:table-cell office:value-type="float" office:value="208.57" calcext:value-type="float">
            <text:p>208,57</text:p>
          </table:table-cell>
          <table:table-cell office:value-type="float" office:value="20" calcext:value-type="float">
            <text:p>20</text:p>
          </table:table-cell>
          <table:table-cell table:formula="of:=([.L26]+[.M26])/2" office:value-type="float" office:value="206.34" calcext:value-type="float">
            <text:p>206,34</text:p>
          </table:table-cell>
          <table:table-cell office:value-type="float" office:value="-28239.48" calcext:value-type="float">
            <text:p>-28239,48</text:p>
          </table:table-cell>
          <table:table-cell table:formula="of:=231.785-[.O26]" office:value-type="float" office:value="25.445" calcext:value-type="float">
            <text:p>25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.19</text:p>
          </table:table-cell>
          <table:table-cell office:value-type="float" office:value="236.78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office:value-type="float" office:value="232.19" calcext:value-type="float">
            <text:p>232,19</text:p>
          </table:table-cell>
          <table:table-cell office:value-type="float" office:value="236.78" calcext:value-type="float">
            <text:p>236,78</text:p>
          </table:table-cell>
          <table:table-cell table:formula="of:=([.E27]+[.F27])/2" office:value-type="float" office:value="234.485" calcext:value-type="float">
            <text:p>234,485</text:p>
          </table:table-cell>
          <table:table-cell office:value-type="string" calcext:value-type="string">
            <text:p><text:s text:c="3"/>IND,F <text:s text:c="2"/></text:p>
          </table:table-cell>
          <table:table-cell table:formula="of:=256.29-[.G27]" office:value-type="float" office:value="21.805" calcext:value-type="float">
            <text:p>21,805</text:p>
          </table:table-cell>
          <table:table-cell table:number-columns-repeated="2"/>
          <table:table-cell office:value-type="float" office:value="212.19" calcext:value-type="float">
            <text:p>212,19</text:p>
          </table:table-cell>
          <table:table-cell office:value-type="float" office:value="216.54" calcext:value-type="float">
            <text:p>216,54</text:p>
          </table:table-cell>
          <table:table-cell office:value-type="float" office:value="21" calcext:value-type="float">
            <text:p>21</text:p>
          </table:table-cell>
          <table:table-cell table:formula="of:=([.L27]+[.M27])/2" office:value-type="float" office:value="214.365" calcext:value-type="float">
            <text:p>214,365</text:p>
          </table:table-cell>
          <table:table-cell office:value-type="float" office:value="-17436.82" calcext:value-type="float">
            <text:p>-17436,82</text:p>
          </table:table-cell>
          <table:table-cell table:formula="of:=231.785-[.O27]" office:value-type="float" office:value="17.42" calcext:value-type="float">
            <text:p>17,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.19</text:p>
          </table:table-cell>
          <table:table-cell office:value-type="float" office:value="236.78" calcext:value-type="float">
            <text:p>237</text:p>
          </table:table-cell>
          <table:table-cell office:value-type="float" office:value="22" calcext:value-type="float">
            <text:p>22</text:p>
          </table:table-cell>
          <table:table-cell office:value-type="float" office:value="232.19" calcext:value-type="float">
            <text:p>232,19</text:p>
          </table:table-cell>
          <table:table-cell office:value-type="float" office:value="236.78" calcext:value-type="float">
            <text:p>236,78</text:p>
          </table:table-cell>
          <table:table-cell table:formula="of:=([.E28]+[.F28])/2" office:value-type="float" office:value="234.485" calcext:value-type="float">
            <text:p>234,485</text:p>
          </table:table-cell>
          <table:table-cell office:value-type="string" calcext:value-type="string">
            <text:p><text:s text:c="3"/>IND,F <text:s text:c="2"/></text:p>
          </table:table-cell>
          <table:table-cell table:formula="of:=256.29-[.G28]" office:value-type="float" office:value="21.805" calcext:value-type="float">
            <text:p>21,805</text:p>
          </table:table-cell>
          <table:table-cell table:number-columns-repeated="2"/>
          <table:table-cell office:value-type="float" office:value="217.12" calcext:value-type="float">
            <text:p>217,12</text:p>
          </table:table-cell>
          <table:table-cell office:value-type="float" office:value="219.9" calcext:value-type="float">
            <text:p>219,9</text:p>
          </table:table-cell>
          <table:table-cell office:value-type="float" office:value="22" calcext:value-type="float">
            <text:p>22</text:p>
          </table:table-cell>
          <table:table-cell table:formula="of:=([.L28]+[.M28])/2" office:value-type="float" office:value="218.51" calcext:value-type="float">
            <text:p>218,51</text:p>
          </table:table-cell>
          <table:table-cell office:value-type="float" office:value="-4221.528" calcext:value-type="float">
            <text:p>-4221,528</text:p>
          </table:table-cell>
          <table:table-cell table:formula="of:=231.785-[.O28]" office:value-type="float" office:value="13.275" calcext:value-type="float">
            <text:p>13,2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.59</text:p>
          </table:table-cell>
          <table:table-cell office:value-type="float" office:value="252.16" calcext:value-type="float">
            <text:p>252</text:p>
          </table:table-cell>
          <table:table-cell office:value-type="float" office:value="23" calcext:value-type="float">
            <text:p>23</text:p>
          </table:table-cell>
          <table:table-cell office:value-type="float" office:value="241.59" calcext:value-type="float">
            <text:p>241,59</text:p>
          </table:table-cell>
          <table:table-cell office:value-type="float" office:value="252.16" calcext:value-type="float">
            <text:p>252,16</text:p>
          </table:table-cell>
          <table:table-cell table:formula="of:=([.E29]+[.F29])/2" office:value-type="float" office:value="246.875" calcext:value-type="float">
            <text:p>246,875</text:p>
          </table:table-cell>
          <table:table-cell office:value-type="float" office:value="17796.246" calcext:value-type="float">
            <text:p>17796,246</text:p>
          </table:table-cell>
          <table:table-cell table:formula="of:=256.29-[.G29]" office:value-type="float" office:value="9.41500000000002" calcext:value-type="float">
            <text:p>9,415</text:p>
          </table:table-cell>
          <table:table-cell table:number-columns-repeated="2"/>
          <table:table-cell office:value-type="float" office:value="220.14" calcext:value-type="float">
            <text:p>220,14</text:p>
          </table:table-cell>
          <table:table-cell office:value-type="float" office:value="224.88" calcext:value-type="float">
            <text:p>224,88</text:p>
          </table:table-cell>
          <table:table-cell office:value-type="float" office:value="23" calcext:value-type="float">
            <text:p>23</text:p>
          </table:table-cell>
          <table:table-cell table:formula="of:=([.L29]+[.M29])/2" office:value-type="float" office:value="222.51" calcext:value-type="float">
            <text:p>222,51</text:p>
          </table:table-cell>
          <table:table-cell table:style-name="ce8" office:value-type="float" office:value="-428.0883" calcext:value-type="float">
            <text:p>-428,0883</text:p>
          </table:table-cell>
          <table:table-cell table:style-name="ce8" table:formula="of:=231.785-[.O29]" office:value-type="float" office:value="9.27500000000001" calcext:value-type="float">
            <text:p>9,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241.59</text:p>
          </table:table-cell>
          <table:table-cell office:value-type="float" office:value="252.16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241.59" calcext:value-type="float">
            <text:p>241,59</text:p>
          </table:table-cell>
          <table:table-cell office:value-type="float" office:value="252.16" calcext:value-type="float">
            <text:p>252,16</text:p>
          </table:table-cell>
          <table:table-cell table:formula="of:=([.E30]+[.F30])/2" office:value-type="float" office:value="246.875" calcext:value-type="float">
            <text:p>246,875</text:p>
          </table:table-cell>
          <table:table-cell office:value-type="float" office:value="17796.113" calcext:value-type="float">
            <text:p>17796,113</text:p>
          </table:table-cell>
          <table:table-cell table:formula="of:=256.29-[.G30]" office:value-type="float" office:value="9.41500000000002" calcext:value-type="float">
            <text:p>9,415</text:p>
          </table:table-cell>
          <table:table-cell table:number-columns-repeated="2"/>
          <table:table-cell office:value-type="float" office:value="226.44" calcext:value-type="float">
            <text:p>226,44</text:p>
          </table:table-cell>
          <table:table-cell office:value-type="float" office:value="237.14" calcext:value-type="float">
            <text:p>237,14</text:p>
          </table:table-cell>
          <table:table-cell office:value-type="float" office:value="24" calcext:value-type="float">
            <text:p>24</text:p>
          </table:table-cell>
          <table:table-cell table:formula="of:=([.L30]+[.M30])/2" office:value-type="float" office:value="231.79" calcext:value-type="float">
            <text:p>231,79</text:p>
          </table:table-cell>
          <table:table-cell table:style-name="ce8" office:value-type="float" office:value="0.0006" calcext:value-type="float">
            <text:p>0,0006</text:p>
          </table:table-cell>
          <table:table-cell table:style-name="ce8" table:formula="of:=231.785-[.O30]" office:value-type="float" office:value="-0.00499999999999545" calcext:value-type="float">
            <text:p>-0,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253.50</text:p>
          </table:table-cell>
          <table:table-cell office:value-type="float" office:value="259.08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253.5" calcext:value-type="float">
            <text:p>253,5</text:p>
          </table:table-cell>
          <table:table-cell office:value-type="float" office:value="259.08" calcext:value-type="float">
            <text:p>259,08</text:p>
          </table:table-cell>
          <table:table-cell table:style-name="ce4" table:formula="of:=([.E31]+[.F31])/2" office:value-type="float" office:value="256.29" calcext:value-type="float">
            <text:p>256,29</text:p>
          </table:table-cell>
          <table:table-cell table:style-name="ce9" office:value-type="float" office:value="-0" calcext:value-type="float">
            <text:p>0</text:p>
          </table:table-cell>
          <table:table-cell table:formula="of:=256.29-[.G31]" office:value-type="float" office:value="0" calcext:value-type="float">
            <text:p>0</text:p>
          </table:table-cell>
          <table:table-cell table:number-columns-repeated="2"/>
          <table:table-cell office:value-type="float" office:value="226.44" calcext:value-type="float">
            <text:p>226,44</text:p>
          </table:table-cell>
          <table:table-cell office:value-type="float" office:value="237.13" calcext:value-type="float">
            <text:p>237,13</text:p>
          </table:table-cell>
          <table:table-cell office:value-type="float" office:value="25" calcext:value-type="float">
            <text:p>25</text:p>
          </table:table-cell>
          <table:table-cell table:style-name="ce4" table:formula="of:=([.L31]+[.M31])/2" office:value-type="float" office:value="231.785" calcext:value-type="float">
            <text:p>231,785</text:p>
          </table:table-cell>
          <table:table-cell table:style-name="ce9" office:value-type="float" office:value="-0" calcext:value-type="float">
            <text:p>0</text:p>
          </table:table-cell>
          <table:table-cell table:formula="of:=231.785-[.O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3.50</text:p>
          </table:table-cell>
          <table:table-cell office:value-type="float" office:value="259.08" calcext:value-type="float">
            <text:p>259</text:p>
          </table:table-cell>
          <table:table-cell office:value-type="float" office:value="26" calcext:value-type="float">
            <text:p>26</text:p>
          </table:table-cell>
          <table:table-cell office:value-type="float" office:value="253.5" calcext:value-type="float">
            <text:p>253,5</text:p>
          </table:table-cell>
          <table:table-cell office:value-type="float" office:value="259.08" calcext:value-type="float">
            <text:p>259,08</text:p>
          </table:table-cell>
          <table:table-cell table:formula="of:=([.E32]+[.F32])/2" office:value-type="float" office:value="256.29" calcext:value-type="float">
            <text:p>256,29</text:p>
          </table:table-cell>
          <table:table-cell office:value-type="float" office:value="0" calcext:value-type="float">
            <text:p>0</text:p>
          </table:table-cell>
          <table:table-cell table:formula="of:=[.G32]-256.29" office:value-type="float" office:value="0" calcext:value-type="float">
            <text:p>0</text:p>
          </table:table-cell>
          <table:table-cell table:number-columns-repeated="2"/>
          <table:table-cell office:value-type="float" office:value="245.07" calcext:value-type="float">
            <text:p>245,07</text:p>
          </table:table-cell>
          <table:table-cell office:value-type="float" office:value="248.84" calcext:value-type="float">
            <text:p>248,84</text:p>
          </table:table-cell>
          <table:table-cell office:value-type="float" office:value="26" calcext:value-type="float">
            <text:p>26</text:p>
          </table:table-cell>
          <table:table-cell table:formula="of:=([.L32]+[.M32])/2" office:value-type="float" office:value="246.955" calcext:value-type="float">
            <text:p>246,955</text:p>
          </table:table-cell>
          <table:table-cell office:value-type="float" office:value="-30791.11" calcext:value-type="float">
            <text:p>-30791,11</text:p>
          </table:table-cell>
          <table:table-cell table:formula="of:=[.O32]-231.785" office:value-type="float" office:value="15.17" calcext:value-type="float">
            <text:p>15,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3.50</text:p>
          </table:table-cell>
          <table:table-cell office:value-type="float" office:value="259.08" calcext:value-type="float">
            <text:p>259</text:p>
          </table:table-cell>
          <table:table-cell office:value-type="float" office:value="27" calcext:value-type="float">
            <text:p>27</text:p>
          </table:table-cell>
          <table:table-cell office:value-type="float" office:value="253.5" calcext:value-type="float">
            <text:p>253,5</text:p>
          </table:table-cell>
          <table:table-cell office:value-type="float" office:value="259.08" calcext:value-type="float">
            <text:p>259,08</text:p>
          </table:table-cell>
          <table:table-cell table:formula="of:=([.E33]+[.F33])/2" office:value-type="float" office:value="256.29" calcext:value-type="float">
            <text:p>256,29</text:p>
          </table:table-cell>
          <table:table-cell office:value-type="float" office:value="0" calcext:value-type="float">
            <text:p>0</text:p>
          </table:table-cell>
          <table:table-cell table:formula="of:=[.G33]-256.29" office:value-type="float" office:value="0" calcext:value-type="float">
            <text:p>0</text:p>
          </table:table-cell>
          <table:table-cell table:number-columns-repeated="2"/>
          <table:table-cell office:value-type="float" office:value="250.24" calcext:value-type="float">
            <text:p>250,24</text:p>
          </table:table-cell>
          <table:table-cell office:value-type="float" office:value="256.49" calcext:value-type="float">
            <text:p>256,49</text:p>
          </table:table-cell>
          <table:table-cell office:value-type="float" office:value="27" calcext:value-type="float">
            <text:p>27</text:p>
          </table:table-cell>
          <table:table-cell table:formula="of:=([.L33]+[.M33])/2" office:value-type="float" office:value="253.365" calcext:value-type="float">
            <text:p>253,365</text:p>
          </table:table-cell>
          <table:table-cell office:value-type="float" office:value="-2912.994" calcext:value-type="float">
            <text:p>-2912,994</text:p>
          </table:table-cell>
          <table:table-cell table:formula="of:=[.O33]-231.785" office:value-type="float" office:value="21.58" calcext:value-type="float">
            <text:p>21,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2.65</text:p>
          </table:table-cell>
          <table:table-cell office:value-type="float" office:value="282.3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float" office:value="272.65" calcext:value-type="float">
            <text:p>272,65</text:p>
          </table:table-cell>
          <table:table-cell office:value-type="float" office:value="282.32" calcext:value-type="float">
            <text:p>282,32</text:p>
          </table:table-cell>
          <table:table-cell table:formula="of:=([.E34]+[.F34])/2" office:value-type="float" office:value="277.485" calcext:value-type="float">
            <text:p>277,485</text:p>
          </table:table-cell>
          <table:table-cell table:style-name="ce8" office:value-type="float" office:value="-0.8417" calcext:value-type="float">
            <text:p>-0,8417</text:p>
          </table:table-cell>
          <table:table-cell table:style-name="ce8" table:formula="of:=[.G34]-256.29" office:value-type="float" office:value="21.195" calcext:value-type="float">
            <text:p>21,1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8" calcext:value-type="float">
            <text:p>28</text:p>
          </table:table-cell>
          <table:table-cell table:formula="of:=([.L34]+[.M34])/2" office:value-type="float" office:value="264.32" calcext:value-type="float">
            <text:p>264,32</text:p>
          </table:table-cell>
          <table:table-cell table:style-name="ce8" office:value-type="float" office:value="-14.1037" calcext:value-type="float">
            <text:p>-14,1037</text:p>
          </table:table-cell>
          <table:table-cell table:style-name="ce8" table:formula="of:=[.O34]-231.785" office:value-type="float" office:value="32.535" calcext:value-type="float">
            <text:p>32,5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283.47</text:p>
          </table:table-cell>
          <table:table-cell office:value-type="float" office:value="286.94" calcext:value-type="float">
            <text:p>287</text:p>
          </table:table-cell>
          <table:table-cell office:value-type="float" office:value="29" calcext:value-type="float">
            <text:p>29</text:p>
          </table:table-cell>
          <table:table-cell office:value-type="float" office:value="283.47" calcext:value-type="float">
            <text:p>283,47</text:p>
          </table:table-cell>
          <table:table-cell office:value-type="float" office:value="286.94" calcext:value-type="float">
            <text:p>286,94</text:p>
          </table:table-cell>
          <table:table-cell table:formula="of:=([.E35]+[.F35])/2" office:value-type="float" office:value="285.205" calcext:value-type="float">
            <text:p>285,205</text:p>
          </table:table-cell>
          <table:table-cell office:value-type="float" office:value="-19414.76" calcext:value-type="float">
            <text:p>-19414,76</text:p>
          </table:table-cell>
          <table:table-cell table:formula="of:=[.G35]-256.29" office:value-type="float" office:value="28.915" calcext:value-type="float">
            <text:p>28,915</text:p>
          </table:table-cell>
          <table:table-cell table:number-columns-repeated="2"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9" calcext:value-type="float">
            <text:p>29</text:p>
          </table:table-cell>
          <table:table-cell table:formula="of:=([.L35]+[.M35])/2" office:value-type="float" office:value="264.32" calcext:value-type="float">
            <text:p>264,32</text:p>
          </table:table-cell>
          <table:table-cell table:style-name="ce8" office:value-type="float" office:value="-14.1037" calcext:value-type="float">
            <text:p>-14,1037</text:p>
          </table:table-cell>
          <table:table-cell table:style-name="ce8" table:formula="of:=[.O35]-231.785" office:value-type="float" office:value="32.535" calcext:value-type="float">
            <text:p>32,5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283.47</text:p>
          </table:table-cell>
          <table:table-cell office:value-type="float" office:value="286.94" calcext:value-type="float">
            <text:p>287</text:p>
          </table:table-cell>
          <table:table-cell office:value-type="float" office:value="30" calcext:value-type="float">
            <text:p>30</text:p>
          </table:table-cell>
          <table:table-cell office:value-type="float" office:value="283.47" calcext:value-type="float">
            <text:p>283,47</text:p>
          </table:table-cell>
          <table:table-cell office:value-type="float" office:value="286.94" calcext:value-type="float">
            <text:p>286,94</text:p>
          </table:table-cell>
          <table:table-cell table:formula="of:=([.E36]+[.F36])/2" office:value-type="float" office:value="285.205" calcext:value-type="float">
            <text:p>285,205</text:p>
          </table:table-cell>
          <table:table-cell office:value-type="float" office:value="-19414.75" calcext:value-type="float">
            <text:p>-19414,75</text:p>
          </table:table-cell>
          <table:table-cell table:formula="of:=[.G36]-256.29" office:value-type="float" office:value="28.915" calcext:value-type="float">
            <text:p>28,915</text:p>
          </table:table-cell>
          <table:table-cell table:number-columns-repeated="2"/>
          <table:table-cell office:value-type="float" office:value="270.36" calcext:value-type="float">
            <text:p>270,36</text:p>
          </table:table-cell>
          <table:table-cell office:value-type="float" office:value="274.31" calcext:value-type="float">
            <text:p>274,31</text:p>
          </table:table-cell>
          <table:table-cell office:value-type="float" office:value="30" calcext:value-type="float">
            <text:p>30</text:p>
          </table:table-cell>
          <table:table-cell table:formula="of:=([.L36]+[.M36])/2" office:value-type="float" office:value="272.335" calcext:value-type="float">
            <text:p>272,335</text:p>
          </table:table-cell>
          <table:table-cell office:value-type="float" office:value="-3567.699" calcext:value-type="float">
            <text:p>-3567,699</text:p>
          </table:table-cell>
          <table:table-cell table:formula="of:=[.O36]-231.785" office:value-type="float" office:value="40.55" calcext:value-type="float">
            <text:p>40,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3.39</text:p>
          </table:table-cell>
          <table:table-cell office:value-type="float" office:value="300.54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293.39" calcext:value-type="float">
            <text:p>293,39</text:p>
          </table:table-cell>
          <table:table-cell office:value-type="float" office:value="300.54" calcext:value-type="float">
            <text:p>300,54</text:p>
          </table:table-cell>
          <table:table-cell table:formula="of:=([.E37]+[.F37])/2" office:value-type="float" office:value="296.965" calcext:value-type="float">
            <text:p>296,965</text:p>
          </table:table-cell>
          <table:table-cell office:value-type="float" office:value="16814.887" calcext:value-type="float">
            <text:p>16814,887</text:p>
          </table:table-cell>
          <table:table-cell table:formula="of:=[.G37]-256.29" office:value-type="float" office:value="40.675" calcext:value-type="float">
            <text:p>40,675</text:p>
          </table:table-cell>
          <table:table-cell table:number-columns-repeated="2"/>
          <table:table-cell office:value-type="float" office:value="277.61" calcext:value-type="float">
            <text:p>277,61</text:p>
          </table:table-cell>
          <table:table-cell office:value-type="float" office:value="283.1" calcext:value-type="float">
            <text:p>283,1</text:p>
          </table:table-cell>
          <table:table-cell office:value-type="float" office:value="31" calcext:value-type="float">
            <text:p>31</text:p>
          </table:table-cell>
          <table:table-cell table:formula="of:=([.L37]+[.M37])/2" office:value-type="float" office:value="280.355" calcext:value-type="float">
            <text:p>280,355</text:p>
          </table:table-cell>
          <table:table-cell office:value-type="float" office:value="-1707.364" calcext:value-type="float">
            <text:p>-1707,364</text:p>
          </table:table-cell>
          <table:table-cell table:formula="of:=[.O37]-231.785" office:value-type="float" office:value="48.57" calcext:value-type="float">
            <text:p>48,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3.39</text:p>
          </table:table-cell>
          <table:table-cell office:value-type="float" office:value="300.54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float" office:value="293.39" calcext:value-type="float">
            <text:p>293,39</text:p>
          </table:table-cell>
          <table:table-cell office:value-type="float" office:value="300.54" calcext:value-type="float">
            <text:p>300,54</text:p>
          </table:table-cell>
          <table:table-cell table:formula="of:=([.E38]+[.F38])/2" office:value-type="float" office:value="296.965" calcext:value-type="float">
            <text:p>296,965</text:p>
          </table:table-cell>
          <table:table-cell office:value-type="float" office:value="16815.244" calcext:value-type="float">
            <text:p>16815,244</text:p>
          </table:table-cell>
          <table:table-cell table:formula="of:=[.G38]-256.29" office:value-type="float" office:value="40.675" calcext:value-type="float">
            <text:p>40,675</text:p>
          </table:table-cell>
          <table:table-cell table:number-columns-repeated="2"/>
          <table:table-cell office:value-type="float" office:value="293.08" calcext:value-type="float">
            <text:p>293,08</text:p>
          </table:table-cell>
          <table:table-cell office:value-type="float" office:value="295.83" calcext:value-type="float">
            <text:p>295,83</text:p>
          </table:table-cell>
          <table:table-cell office:value-type="float" office:value="32" calcext:value-type="float">
            <text:p>32</text:p>
          </table:table-cell>
          <table:table-cell table:formula="of:=([.L38]+[.M38])/2" office:value-type="float" office:value="294.455" calcext:value-type="float">
            <text:p>294,455</text:p>
          </table:table-cell>
          <table:table-cell office:value-type="float" office:value="-26303.68" calcext:value-type="float">
            <text:p>-26303,68</text:p>
          </table:table-cell>
          <table:table-cell table:formula="of:=[.O38]-231.785" office:value-type="float" office:value="62.67" calcext:value-type="float">
            <text:p>62,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3.39</text:p>
          </table:table-cell>
          <table:table-cell office:value-type="float" office:value="300.54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293.39" calcext:value-type="float">
            <text:p>293,39</text:p>
          </table:table-cell>
          <table:table-cell office:value-type="float" office:value="300.54" calcext:value-type="float">
            <text:p>300,54</text:p>
          </table:table-cell>
          <table:table-cell table:formula="of:=([.E39]+[.F39])/2" office:value-type="float" office:value="296.965" calcext:value-type="float">
            <text:p>296,965</text:p>
          </table:table-cell>
          <table:table-cell office:value-type="float" office:value="16815.297" calcext:value-type="float">
            <text:p>16815,297</text:p>
          </table:table-cell>
          <table:table-cell table:formula="of:=[.G39]-256.29" office:value-type="float" office:value="40.675" calcext:value-type="float">
            <text:p>40,675</text:p>
          </table:table-cell>
          <table:table-cell table:number-columns-repeated="2"/>
          <table:table-cell office:value-type="float" office:value="293.08" calcext:value-type="float">
            <text:p>293,08</text:p>
          </table:table-cell>
          <table:table-cell office:value-type="float" office:value="295.83" calcext:value-type="float">
            <text:p>295,83</text:p>
          </table:table-cell>
          <table:table-cell office:value-type="float" office:value="33" calcext:value-type="float">
            <text:p>33</text:p>
          </table:table-cell>
          <table:table-cell table:formula="of:=([.L39]+[.M39])/2" office:value-type="float" office:value="294.455" calcext:value-type="float">
            <text:p>294,455</text:p>
          </table:table-cell>
          <table:table-cell office:value-type="float" office:value="-26303.67" calcext:value-type="float">
            <text:p>-26303,67</text:p>
          </table:table-cell>
          <table:table-cell table:formula="of:=[.O39]-231.785" office:value-type="float" office:value="62.67" calcext:value-type="float">
            <text:p>62,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2.61</text:p>
          </table:table-cell>
          <table:table-cell office:value-type="float" office:value="312.03" calcext:value-type="float">
            <text:p>312</text:p>
          </table:table-cell>
          <table:table-cell office:value-type="float" office:value="34" calcext:value-type="float">
            <text:p>34</text:p>
          </table:table-cell>
          <table:table-cell office:value-type="float" office:value="302.61" calcext:value-type="float">
            <text:p>302,61</text:p>
          </table:table-cell>
          <table:table-cell office:value-type="float" office:value="312.03" calcext:value-type="float">
            <text:p>312,03</text:p>
          </table:table-cell>
          <table:table-cell table:formula="of:=([.E40]+[.F40])/2" office:value-type="float" office:value="307.32" calcext:value-type="float">
            <text:p>307,32</text:p>
          </table:table-cell>
          <table:table-cell office:value-type="string" calcext:value-type="string">
            <text:p><text:s text:c="2"/>INDE, <text:s text:c="2"/></text:p>
          </table:table-cell>
          <table:table-cell table:formula="of:=[.G40]-256.29" office:value-type="float" office:value="51.03" calcext:value-type="float">
            <text:p>51,03</text:p>
          </table:table-cell>
          <table:table-cell table:style-name="ce10"/>
          <table:table-cell/>
          <table:table-cell office:value-type="float" office:value="296.27" calcext:value-type="float">
            <text:p>296,27</text:p>
          </table:table-cell>
          <table:table-cell office:value-type="float" office:value="299.62" calcext:value-type="float">
            <text:p>299,62</text:p>
          </table:table-cell>
          <table:table-cell office:value-type="float" office:value="34" calcext:value-type="float">
            <text:p>34</text:p>
          </table:table-cell>
          <table:table-cell table:formula="of:=([.L40]+[.M40])/2" office:value-type="float" office:value="297.945" calcext:value-type="float">
            <text:p>297,945</text:p>
          </table:table-cell>
          <table:table-cell office:value-type="float" office:value="-32062.43" calcext:value-type="float">
            <text:p>-32062,43</text:p>
          </table:table-cell>
          <table:table-cell table:formula="of:=[.O40]-231.785" office:value-type="float" office:value="66.16" calcext:value-type="float">
            <text:p>66,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8.36</text:p>
          </table:table-cell>
          <table:table-cell office:value-type="float" office:value="325.32" calcext:value-type="float">
            <text:p>325</text:p>
          </table:table-cell>
          <table:table-cell office:value-type="float" office:value="35" calcext:value-type="float">
            <text:p>35</text:p>
          </table:table-cell>
          <table:table-cell office:value-type="float" office:value="318.36" calcext:value-type="float">
            <text:p>318,36</text:p>
          </table:table-cell>
          <table:table-cell office:value-type="float" office:value="325.32" calcext:value-type="float">
            <text:p>325,32</text:p>
          </table:table-cell>
          <table:table-cell table:formula="of:=([.E41]+[.F41])/2" office:value-type="float" office:value="321.84" calcext:value-type="float">
            <text:p>321,84</text:p>
          </table:table-cell>
          <table:table-cell table:style-name="ce8" office:value-type="float" office:value="15.4073" calcext:value-type="float">
            <text:p>15,4073</text:p>
          </table:table-cell>
          <table:table-cell table:style-name="ce8" table:formula="of:=[.G41]-256.29" office:value-type="float" office:value="65.55" calcext:value-type="float">
            <text:p>65,5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6.27" calcext:value-type="float">
            <text:p>296,27</text:p>
          </table:table-cell>
          <table:table-cell office:value-type="float" office:value="299.62" calcext:value-type="float">
            <text:p>299,62</text:p>
          </table:table-cell>
          <table:table-cell office:value-type="float" office:value="35" calcext:value-type="float">
            <text:p>35</text:p>
          </table:table-cell>
          <table:table-cell table:formula="of:=([.L41]+[.M41])/2" office:value-type="float" office:value="297.945" calcext:value-type="float">
            <text:p>297,945</text:p>
          </table:table-cell>
          <table:table-cell office:value-type="float" office:value="-32062.42" calcext:value-type="float">
            <text:p>-32062,42</text:p>
          </table:table-cell>
          <table:table-cell table:formula="of:=[.O41]-231.785" office:value-type="float" office:value="66.16" calcext:value-type="float">
            <text:p>66,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30.13</text:p>
          </table:table-cell>
          <table:table-cell office:value-type="float" office:value="332.95" calcext:value-type="float">
            <text:p>333</text:p>
          </table:table-cell>
          <table:table-cell office:value-type="float" office:value="36" calcext:value-type="float">
            <text:p>36</text:p>
          </table:table-cell>
          <table:table-cell office:value-type="float" office:value="330.13" calcext:value-type="float">
            <text:p>330,13</text:p>
          </table:table-cell>
          <table:table-cell office:value-type="float" office:value="332.95" calcext:value-type="float">
            <text:p>332,95</text:p>
          </table:table-cell>
          <table:table-cell table:formula="of:=([.E42]+[.F42])/2" office:value-type="float" office:value="331.54" calcext:value-type="float">
            <text:p>331,54</text:p>
          </table:table-cell>
          <table:table-cell office:value-type="float" office:value="-19134.44" calcext:value-type="float">
            <text:p>-19134,44</text:p>
          </table:table-cell>
          <table:table-cell table:formula="of:=[.G42]-256.29" office:value-type="float" office:value="75.2499999999999" calcext:value-type="float">
            <text:p>75,25</text:p>
          </table:table-cell>
          <table:table-cell table:number-columns-repeated="2"/>
          <table:table-cell office:value-type="float" office:value="308.62" calcext:value-type="float">
            <text:p>308,62</text:p>
          </table:table-cell>
          <table:table-cell office:value-type="float" office:value="313.84" calcext:value-type="float">
            <text:p>313,84</text:p>
          </table:table-cell>
          <table:table-cell office:value-type="float" office:value="36" calcext:value-type="float">
            <text:p>36</text:p>
          </table:table-cell>
          <table:table-cell table:formula="of:=([.L42]+[.M42])/2" office:value-type="float" office:value="311.23" calcext:value-type="float">
            <text:p>311,23</text:p>
          </table:table-cell>
          <table:table-cell office:value-type="string" calcext:value-type="string">
            <text:p><text:s text:c="2"/>INDEF, <text:s/></text:p>
          </table:table-cell>
          <table:table-cell table:formula="of:=[.O42]-231.785" office:value-type="float" office:value="79.445" calcext:value-type="float">
            <text:p>79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45.16</text:p>
          </table:table-cell>
          <table:table-cell office:value-type="float" office:value="348.8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E43]+[.F43])/2" office:value-type="float" office:value="346.98" calcext:value-type="float">
            <text:p>346,98</text:p>
          </table:table-cell>
          <table:table-cell table:style-name="ce8" office:value-type="float" office:value="71.9155" calcext:value-type="float">
            <text:p>71,9155</text:p>
          </table:table-cell>
          <table:table-cell table:style-name="ce8" table:formula="of:=[.G43]-256.29" office:value-type="float" office:value="90.69" calcext:value-type="float">
            <text:p>90,6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4.42" calcext:value-type="float">
            <text:p>324,42</text:p>
          </table:table-cell>
          <table:table-cell office:value-type="float" office:value="330.69" calcext:value-type="float">
            <text:p>330,69</text:p>
          </table:table-cell>
          <table:table-cell office:value-type="float" office:value="37" calcext:value-type="float">
            <text:p>37</text:p>
          </table:table-cell>
          <table:table-cell table:formula="of:=([.L43]+[.M43])/2" office:value-type="float" office:value="327.555" calcext:value-type="float">
            <text:p>327,555</text:p>
          </table:table-cell>
          <table:table-cell table:style-name="ce8" office:value-type="float" office:value="117.5752" calcext:value-type="float">
            <text:p>117,5752</text:p>
          </table:table-cell>
          <table:table-cell table:style-name="ce8" table:formula="of:=[.O43]-231.785" office:value-type="float" office:value="95.77" calcext:value-type="float">
            <text:p>95,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345.16</text:p>
          </table:table-cell>
          <table:table-cell office:value-type="float" office:value="348.8" calcext:value-type="float">
            <text:p>349</text:p>
          </table:table-cell>
          <table:table-cell office:value-type="float" office:value="38" calcext:value-type="float">
            <text:p>38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E44]+[.F44])/2" office:value-type="float" office:value="346.98" calcext:value-type="float">
            <text:p>346,98</text:p>
          </table:table-cell>
          <table:table-cell table:style-name="ce8" office:value-type="float" office:value="71.8914" calcext:value-type="float">
            <text:p>71,8914</text:p>
          </table:table-cell>
          <table:table-cell table:style-name="ce8" table:formula="of:=[.G44]-256.29" office:value-type="float" office:value="90.69" calcext:value-type="float">
            <text:p>90,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34.15" calcext:value-type="float">
            <text:p>334,15</text:p>
          </table:table-cell>
          <table:table-cell office:value-type="float" office:value="337.91" calcext:value-type="float">
            <text:p>337,91</text:p>
          </table:table-cell>
          <table:table-cell office:value-type="float" office:value="38" calcext:value-type="float">
            <text:p>38</text:p>
          </table:table-cell>
          <table:table-cell table:formula="of:=([.L44]+[.M44])/2" office:value-type="float" office:value="336.03" calcext:value-type="float">
            <text:p>336,03</text:p>
          </table:table-cell>
          <table:table-cell office:value-type="float" office:value="-25532.89" calcext:value-type="float">
            <text:p>-25532,89</text:p>
          </table:table-cell>
          <table:table-cell table:formula="of:=[.O44]-231.785" office:value-type="float" office:value="104.245" calcext:value-type="float">
            <text:p>104,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45.16</text:p>
          </table:table-cell>
          <table:table-cell office:value-type="float" office:value="348.8" calcext:value-type="float">
            <text:p>349</text:p>
          </table:table-cell>
          <table:table-cell office:value-type="float" office:value="39" calcext:value-type="float">
            <text:p>39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E45]+[.F45])/2" office:value-type="float" office:value="346.98" calcext:value-type="float">
            <text:p>346,98</text:p>
          </table:table-cell>
          <table:table-cell table:style-name="ce8" office:value-type="float" office:value="71.8915" calcext:value-type="float">
            <text:p>71,8915</text:p>
          </table:table-cell>
          <table:table-cell table:style-name="ce8" table:formula="of:=[.G45]-256.29" office:value-type="float" office:value="90.69" calcext:value-type="float">
            <text:p>90,69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office:value-type="float" office:value="339.12" calcext:value-type="float">
            <text:p>339,12</text:p>
          </table:table-cell>
          <table:table-cell office:value-type="float" office:value="342.99" calcext:value-type="float">
            <text:p>342,99</text:p>
          </table:table-cell>
          <table:table-cell office:value-type="float" office:value="39" calcext:value-type="float">
            <text:p>39</text:p>
          </table:table-cell>
          <table:table-cell table:formula="of:=([.L45]+[.M45])/2" office:value-type="float" office:value="341.055" calcext:value-type="float">
            <text:p>341,055</text:p>
          </table:table-cell>
          <table:table-cell office:value-type="string" calcext:value-type="string">
            <text:p><text:s text:c="2"/>INDEF, <text:s/></text:p>
          </table:table-cell>
          <table:table-cell table:formula="of:=[.O45]-231.785" office:value-type="float" office:value="109.27" calcext:value-type="float">
            <text:p>109,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64.65</text:p>
          </table:table-cell>
          <table:table-cell office:value-type="float" office:value="376.43" calcext:value-type="float">
            <text:p>376</text:p>
          </table:table-cell>
          <table:table-cell office:value-type="float" office:value="40" calcext:value-type="float">
            <text:p>40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E46]+[.F46])/2" office:value-type="float" office:value="370.54" calcext:value-type="float">
            <text:p>370,54</text:p>
          </table:table-cell>
          <table:table-cell table:style-name="ce8" office:value-type="float" office:value="-41.9177" calcext:value-type="float">
            <text:p>-41,9177</text:p>
          </table:table-cell>
          <table:table-cell table:style-name="ce8" table:formula="of:=[.G46]-256.29" office:value-type="float" office:value="114.25" calcext:value-type="float">
            <text:p>114,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4.14" calcext:value-type="float">
            <text:p>344,14</text:p>
          </table:table-cell>
          <table:table-cell office:value-type="float" office:value="348.51" calcext:value-type="float">
            <text:p>348,51</text:p>
          </table:table-cell>
          <table:table-cell office:value-type="float" office:value="40" calcext:value-type="float">
            <text:p>40</text:p>
          </table:table-cell>
          <table:table-cell table:formula="of:=([.L46]+[.M46])/2" office:value-type="float" office:value="346.325" calcext:value-type="float">
            <text:p>346,325</text:p>
          </table:table-cell>
          <table:table-cell office:value-type="float" office:value="-23030.65" calcext:value-type="float">
            <text:p>-23030,65</text:p>
          </table:table-cell>
          <table:table-cell table:formula="of:=[.O46]-231.785" office:value-type="float" office:value="114.54" calcext:value-type="float">
            <text:p>114,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64.65</text:p>
          </table:table-cell>
          <table:table-cell office:value-type="float" office:value="376.43" calcext:value-type="float">
            <text:p>376</text:p>
          </table:table-cell>
          <table:table-cell office:value-type="float" office:value="41" calcext:value-type="float">
            <text:p>41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E47]+[.F47])/2" office:value-type="float" office:value="370.54" calcext:value-type="float">
            <text:p>370,54</text:p>
          </table:table-cell>
          <table:table-cell table:style-name="ce8" office:value-type="float" office:value="-41.8984" calcext:value-type="float">
            <text:p>-41,8984</text:p>
          </table:table-cell>
          <table:table-cell table:style-name="ce8" table:formula="of:=[.G47]-256.29" office:value-type="float" office:value="114.25" calcext:value-type="float">
            <text:p>114,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3.27" calcext:value-type="float">
            <text:p>353,27</text:p>
          </table:table-cell>
          <table:table-cell office:value-type="float" office:value="356.9" calcext:value-type="float">
            <text:p>356,9</text:p>
          </table:table-cell>
          <table:table-cell office:value-type="float" office:value="41" calcext:value-type="float">
            <text:p>41</text:p>
          </table:table-cell>
          <table:table-cell table:formula="of:=([.L47]+[.M47])/2" office:value-type="float" office:value="355.085" calcext:value-type="float">
            <text:p>355,085</text:p>
          </table:table-cell>
          <table:table-cell office:value-type="float" office:value="-8459.605" calcext:value-type="float">
            <text:p>-8459,605</text:p>
          </table:table-cell>
          <table:table-cell table:formula="of:=[.O47]-231.785" office:value-type="float" office:value="123.3" calcext:value-type="float">
            <text:p>123,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77.31</text:p>
          </table:table-cell>
          <table:table-cell office:value-type="float" office:value="383.19" calcext:value-type="float">
            <text:p>383</text:p>
          </table:table-cell>
          <table:table-cell office:value-type="float" office:value="42" calcext:value-type="float">
            <text:p>42</text:p>
          </table:table-cell>
          <table:table-cell office:value-type="float" office:value="377.31" calcext:value-type="float">
            <text:p>377,31</text:p>
          </table:table-cell>
          <table:table-cell office:value-type="float" office:value="383.19" calcext:value-type="float">
            <text:p>383,19</text:p>
          </table:table-cell>
          <table:table-cell table:formula="of:=([.E48]+[.F48])/2" office:value-type="float" office:value="380.25" calcext:value-type="float">
            <text:p>380,25</text:p>
          </table:table-cell>
          <table:table-cell office:value-type="float" office:value="11672.629" calcext:value-type="float">
            <text:p>11672,629</text:p>
          </table:table-cell>
          <table:table-cell table:formula="of:=[.G48]-256.29" office:value-type="float" office:value="123.96" calcext:value-type="float">
            <text:p>123,96</text:p>
          </table:table-cell>
          <table:table-cell table:number-columns-repeated="2"/>
          <table:table-cell office:value-type="float" office:value="357.2" calcext:value-type="float">
            <text:p>357,2</text:p>
          </table:table-cell>
          <table:table-cell office:value-type="float" office:value="360.83" calcext:value-type="float">
            <text:p>360,83</text:p>
          </table:table-cell>
          <table:table-cell office:value-type="float" office:value="42" calcext:value-type="float">
            <text:p>42</text:p>
          </table:table-cell>
          <table:table-cell table:formula="of:=([.L48]+[.M48])/2" office:value-type="float" office:value="359.015" calcext:value-type="float">
            <text:p>359,015</text:p>
          </table:table-cell>
          <table:table-cell office:value-type="float" office:value="-8454.647" calcext:value-type="float">
            <text:p>-8454,647</text:p>
          </table:table-cell>
          <table:table-cell table:formula="of:=[.O48]-231.785" office:value-type="float" office:value="127.23" calcext:value-type="float">
            <text:p>127,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88.09</text:p>
          </table:table-cell>
          <table:table-cell office:value-type="float" office:value="390.59" calcext:value-type="float">
            <text:p>391</text:p>
          </table:table-cell>
          <table:table-cell office:value-type="float" office:value="43" calcext:value-type="float">
            <text:p>43</text:p>
          </table:table-cell>
          <table:table-cell office:value-type="float" office:value="388.09" calcext:value-type="float">
            <text:p>388,09</text:p>
          </table:table-cell>
          <table:table-cell office:value-type="float" office:value="390.59" calcext:value-type="float">
            <text:p>390,59</text:p>
          </table:table-cell>
          <table:table-cell table:formula="of:=([.E49]+[.F49])/2" office:value-type="float" office:value="389.34" calcext:value-type="float">
            <text:p>389,34</text:p>
          </table:table-cell>
          <table:table-cell office:value-type="float" office:value="-12779.48" calcext:value-type="float">
            <text:p>-12779,48</text:p>
          </table:table-cell>
          <table:table-cell table:formula="of:=[.G49]-256.29" office:value-type="float" office:value="133.05" calcext:value-type="float">
            <text:p>133,05</text:p>
          </table:table-cell>
          <table:table-cell table:number-columns-repeated="2"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3" calcext:value-type="float">
            <text:p>43</text:p>
          </table:table-cell>
          <table:table-cell table:formula="of:=([.L49]+[.M49])/2" office:value-type="float" office:value="366.51" calcext:value-type="float">
            <text:p>366,51</text:p>
          </table:table-cell>
          <table:table-cell table:style-name="ce8" office:value-type="float" office:value="41.8039" calcext:value-type="float">
            <text:p>41,8039</text:p>
          </table:table-cell>
          <table:table-cell table:style-name="ce8" table:formula="of:=[.O49]-231.785" office:value-type="float" office:value="134.725" calcext:value-type="float">
            <text:p>134,7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391.10</text:p>
          </table:table-cell>
          <table:table-cell office:value-type="float" office:value="395.85" calcext:value-type="float">
            <text:p>396</text:p>
          </table:table-cell>
          <table:table-cell office:value-type="float" office:value="44" calcext:value-type="float">
            <text:p>44</text:p>
          </table:table-cell>
          <table:table-cell office:value-type="float" office:value="391.1" calcext:value-type="float">
            <text:p>391,1</text:p>
          </table:table-cell>
          <table:table-cell office:value-type="float" office:value="395.85" calcext:value-type="float">
            <text:p>395,85</text:p>
          </table:table-cell>
          <table:table-cell table:formula="of:=([.E50]+[.F50])/2" office:value-type="float" office:value="393.475" calcext:value-type="float">
            <text:p>393,475</text:p>
          </table:table-cell>
          <table:table-cell office:value-type="float" office:value="-3814.721" calcext:value-type="float">
            <text:p>-3814,721</text:p>
          </table:table-cell>
          <table:table-cell table:formula="of:=[.G50]-256.29" office:value-type="float" office:value="137.185" calcext:value-type="float">
            <text:p>137,185</text:p>
          </table:table-cell>
          <table:table-cell table:number-columns-repeated="2"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4" calcext:value-type="float">
            <text:p>44</text:p>
          </table:table-cell>
          <table:table-cell table:formula="of:=([.L50]+[.M50])/2" office:value-type="float" office:value="366.51" calcext:value-type="float">
            <text:p>366,51</text:p>
          </table:table-cell>
          <table:table-cell table:style-name="ce8" office:value-type="float" office:value="41.8035" calcext:value-type="float">
            <text:p>41,8035</text:p>
          </table:table-cell>
          <table:table-cell table:style-name="ce8" table:formula="of:=[.O50]-231.785" office:value-type="float" office:value="134.725" calcext:value-type="float">
            <text:p>134,7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405.22</text:p>
          </table:table-cell>
          <table:table-cell office:value-type="float" office:value="411.15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office:value-type="float" office:value="405.22" calcext:value-type="float">
            <text:p>405,22</text:p>
          </table:table-cell>
          <table:table-cell office:value-type="float" office:value="411.15" calcext:value-type="float">
            <text:p>411,15</text:p>
          </table:table-cell>
          <table:table-cell table:formula="of:=([.E51]+[.F51])/2" office:value-type="float" office:value="408.185" calcext:value-type="float">
            <text:p>408,185</text:p>
          </table:table-cell>
          <table:table-cell table:style-name="ce8" office:value-type="float" office:value="-32.3664" calcext:value-type="float">
            <text:p>-32,3664</text:p>
          </table:table-cell>
          <table:table-cell table:style-name="ce8" table:formula="of:=[.G51]-256.29" office:value-type="float" office:value="151.895" calcext:value-type="float">
            <text:p>151,89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76.15" calcext:value-type="float">
            <text:p>376,15</text:p>
          </table:table-cell>
          <table:table-cell office:value-type="float" office:value="382.18" calcext:value-type="float">
            <text:p>382,18</text:p>
          </table:table-cell>
          <table:table-cell office:value-type="float" office:value="45" calcext:value-type="float">
            <text:p>45</text:p>
          </table:table-cell>
          <table:table-cell table:formula="of:=([.L51]+[.M51])/2" office:value-type="float" office:value="379.165" calcext:value-type="float">
            <text:p>379,165</text:p>
          </table:table-cell>
          <table:table-cell office:value-type="string" calcext:value-type="string">
            <text:p><text:s text:c="2"/>INDEF, <text:s/></text:p>
          </table:table-cell>
          <table:table-cell table:formula="of:=[.O51]-231.785" office:value-type="float" office:value="147.38" calcext:value-type="float">
            <text:p>147,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12.11</text:p>
          </table:table-cell>
          <table:table-cell office:value-type="float" office:value="415.36" calcext:value-type="float">
            <text:p>415</text:p>
          </table:table-cell>
          <table:table-cell office:value-type="float" office:value="46" calcext:value-type="float">
            <text:p>46</text:p>
          </table:table-cell>
          <table:table-cell office:value-type="float" office:value="412.11" calcext:value-type="float">
            <text:p>412,11</text:p>
          </table:table-cell>
          <table:table-cell office:value-type="float" office:value="415.36" calcext:value-type="float">
            <text:p>415,36</text:p>
          </table:table-cell>
          <table:table-cell table:formula="of:=([.E52]+[.F52])/2" office:value-type="float" office:value="413.735" calcext:value-type="float">
            <text:p>413,735</text:p>
          </table:table-cell>
          <table:table-cell table:style-name="ce8" office:value-type="float" office:value="-35.861" calcext:value-type="float">
            <text:p>-35,861</text:p>
          </table:table-cell>
          <table:table-cell table:style-name="ce8" table:formula="of:=[.G52]-256.29" office:value-type="float" office:value="157.445" calcext:value-type="float">
            <text:p>157,44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4.04" calcext:value-type="float">
            <text:p>384,04</text:p>
          </table:table-cell>
          <table:table-cell office:value-type="float" office:value="386.89" calcext:value-type="float">
            <text:p>386,89</text:p>
          </table:table-cell>
          <table:table-cell office:value-type="float" office:value="46" calcext:value-type="float">
            <text:p>46</text:p>
          </table:table-cell>
          <table:table-cell table:formula="of:=([.L52]+[.M52])/2" office:value-type="float" office:value="385.465" calcext:value-type="float">
            <text:p>385,465</text:p>
          </table:table-cell>
          <table:table-cell office:value-type="float" office:value="30074.311" calcext:value-type="float">
            <text:p>30074,311</text:p>
          </table:table-cell>
          <table:table-cell table:formula="of:=[.O52]-231.785" office:value-type="float" office:value="153.68" calcext:value-type="float">
            <text:p>153,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28.23</text:p>
          </table:table-cell>
          <table:table-cell office:value-type="float" office:value="440.66" calcext:value-type="float">
            <text:p>441</text:p>
          </table:table-cell>
          <table:table-cell office:value-type="float" office:value="47" calcext:value-type="float">
            <text:p>47</text:p>
          </table:table-cell>
          <table:table-cell office:value-type="float" office:value="428.23" calcext:value-type="float">
            <text:p>428,23</text:p>
          </table:table-cell>
          <table:table-cell office:value-type="float" office:value="440.66" calcext:value-type="float">
            <text:p>440,66</text:p>
          </table:table-cell>
          <table:table-cell table:formula="of:=([.E53]+[.F53])/2" office:value-type="float" office:value="434.445" calcext:value-type="float">
            <text:p>434,445</text:p>
          </table:table-cell>
          <table:table-cell table:style-name="ce8" office:value-type="float" office:value="33.4242" calcext:value-type="float">
            <text:p>33,4242</text:p>
          </table:table-cell>
          <table:table-cell table:style-name="ce8" table:formula="of:=[.G53]-256.29" office:value-type="float" office:value="178.155" calcext:value-type="float">
            <text:p>178,1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87.7" calcext:value-type="float">
            <text:p>387,7</text:p>
          </table:table-cell>
          <table:table-cell office:value-type="float" office:value="391.52" calcext:value-type="float">
            <text:p>391,52</text:p>
          </table:table-cell>
          <table:table-cell office:value-type="float" office:value="47" calcext:value-type="float">
            <text:p>47</text:p>
          </table:table-cell>
          <table:table-cell table:formula="of:=([.L53]+[.M53])/2" office:value-type="float" office:value="389.61" calcext:value-type="float">
            <text:p>389,61</text:p>
          </table:table-cell>
          <table:table-cell office:value-type="float" office:value="-19087.18" calcext:value-type="float">
            <text:p>-19087,18</text:p>
          </table:table-cell>
          <table:table-cell table:formula="of:=[.O53]-231.785" office:value-type="float" office:value="157.825" calcext:value-type="float">
            <text:p>157,8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44.12</text:p>
          </table:table-cell>
          <table:table-cell office:value-type="float" office:value="449.81" calcext:value-type="float">
            <text:p>450</text:p>
          </table:table-cell>
          <table:table-cell office:value-type="float" office:value="48" calcext:value-type="float">
            <text:p>48</text:p>
          </table:table-cell>
          <table:table-cell office:value-type="float" office:value="444.12" calcext:value-type="float">
            <text:p>444,12</text:p>
          </table:table-cell>
          <table:table-cell office:value-type="float" office:value="449.81" calcext:value-type="float">
            <text:p>449,81</text:p>
          </table:table-cell>
          <table:table-cell table:formula="of:=([.E54]+[.F54])/2" office:value-type="float" office:value="446.965" calcext:value-type="float">
            <text:p>446,965</text:p>
          </table:table-cell>
          <table:table-cell table:style-name="ce8" office:value-type="float" office:value="-741.296" calcext:value-type="float">
            <text:p>-741,296</text:p>
          </table:table-cell>
          <table:table-cell table:style-name="ce8" table:formula="of:=[.G54]-256.29" office:value-type="float" office:value="190.675" calcext:value-type="float">
            <text:p>190,6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02.35" calcext:value-type="float">
            <text:p>402,35</text:p>
          </table:table-cell>
          <table:table-cell office:value-type="float" office:value="411.7" calcext:value-type="float">
            <text:p>411,7</text:p>
          </table:table-cell>
          <table:table-cell office:value-type="float" office:value="48" calcext:value-type="float">
            <text:p>48</text:p>
          </table:table-cell>
          <table:table-cell table:formula="of:=([.L54]+[.M54])/2" office:value-type="float" office:value="407.025" calcext:value-type="float">
            <text:p>407,025</text:p>
          </table:table-cell>
          <table:table-cell office:value-type="float" office:value="-11947.3" calcext:value-type="float">
            <text:p>-11947,3</text:p>
          </table:table-cell>
          <table:table-cell table:formula="of:=[.O54]-231.785" office:value-type="float" office:value="175.24" calcext:value-type="float">
            <text:p>175,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63.14</text:p>
          </table:table-cell>
          <table:table-cell office:value-type="float" office:value="467.9" calcext:value-type="float">
            <text:p>468</text:p>
          </table:table-cell>
          <table:table-cell office:value-type="float" office:value="49" calcext:value-type="float">
            <text:p>49</text:p>
          </table:table-cell>
          <table:table-cell office:value-type="float" office:value="463.14" calcext:value-type="float">
            <text:p>463,14</text:p>
          </table:table-cell>
          <table:table-cell office:value-type="float" office:value="467.9" calcext:value-type="float">
            <text:p>467,9</text:p>
          </table:table-cell>
          <table:table-cell table:formula="of:=([.E55]+[.F55])/2" office:value-type="float" office:value="465.52" calcext:value-type="float">
            <text:p>465,52</text:p>
          </table:table-cell>
          <table:table-cell office:value-type="string" calcext:value-type="string">
            <text:p><text:s text:c="2"/>INDE, <text:s text:c="2"/></text:p>
          </table:table-cell>
          <table:table-cell table:formula="of:=[.G55]-256.29" office:value-type="float" office:value="209.23" calcext:value-type="float">
            <text:p>209,23</text:p>
          </table:table-cell>
          <table:table-cell table:number-columns-repeated="2"/>
          <table:table-cell office:value-type="float" office:value="413.75" calcext:value-type="float">
            <text:p>413,75</text:p>
          </table:table-cell>
          <table:table-cell office:value-type="float" office:value="422.12" calcext:value-type="float">
            <text:p>422,12</text:p>
          </table:table-cell>
          <table:table-cell office:value-type="float" office:value="49" calcext:value-type="float">
            <text:p>49</text:p>
          </table:table-cell>
          <table:table-cell table:formula="of:=([.L55]+[.M55])/2" office:value-type="float" office:value="417.935" calcext:value-type="float">
            <text:p>417,935</text:p>
          </table:table-cell>
          <table:table-cell table:style-name="ce8" office:value-type="float" office:value="-171.798" calcext:value-type="float">
            <text:p>-171,798</text:p>
          </table:table-cell>
          <table:table-cell table:style-name="ce8" table:formula="of:=[.O55]-231.785" office:value-type="float" office:value="186.15" calcext:value-type="float">
            <text:p>186,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469.04</text:p>
          </table:table-cell>
          <table:table-cell office:value-type="float" office:value="474.96" calcext:value-type="float">
            <text:p>475</text:p>
          </table:table-cell>
          <table:table-cell office:value-type="float" office:value="50" calcext:value-type="float">
            <text:p>50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E56]+[.F56])/2" office:value-type="float" office:value="472" calcext:value-type="float">
            <text:p>472</text:p>
          </table:table-cell>
          <table:table-cell table:style-name="ce8" office:value-type="float" office:value="80.2645" calcext:value-type="float">
            <text:p>80,2645</text:p>
          </table:table-cell>
          <table:table-cell table:style-name="ce8" table:formula="of:=[.G56]-256.29" office:value-type="float" office:value="215.71" calcext:value-type="float">
            <text:p>215,7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0" calcext:value-type="float">
            <text:p>50</text:p>
          </table:table-cell>
          <table:table-cell table:formula="of:=([.L56]+[.M56])/2" office:value-type="float" office:value="430.08" calcext:value-type="float">
            <text:p>430,08</text:p>
          </table:table-cell>
          <table:table-cell table:style-name="ce8" office:value-type="float" office:value="-16.7611" calcext:value-type="float">
            <text:p>-16,7611</text:p>
          </table:table-cell>
          <table:table-cell table:style-name="ce8" table:formula="of:=[.O56]-231.785" office:value-type="float" office:value="198.295" calcext:value-type="float">
            <text:p>198,2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469.04</text:p>
          </table:table-cell>
          <table:table-cell office:value-type="float" office:value="474.96" calcext:value-type="float">
            <text:p>475</text:p>
          </table:table-cell>
          <table:table-cell office:value-type="float" office:value="51" calcext:value-type="float">
            <text:p>51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E57]+[.F57])/2" office:value-type="float" office:value="472" calcext:value-type="float">
            <text:p>472</text:p>
          </table:table-cell>
          <table:table-cell table:style-name="ce8" office:value-type="float" office:value="80.2646" calcext:value-type="float">
            <text:p>80,2646</text:p>
          </table:table-cell>
          <table:table-cell table:style-name="ce8" table:formula="of:=[.G57]-256.29" office:value-type="float" office:value="215.71" calcext:value-type="float">
            <text:p>215,7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1" calcext:value-type="float">
            <text:p>51</text:p>
          </table:table-cell>
          <table:table-cell table:formula="of:=([.L57]+[.M57])/2" office:value-type="float" office:value="430.08" calcext:value-type="float">
            <text:p>430,08</text:p>
          </table:table-cell>
          <table:table-cell table:style-name="ce8" office:value-type="float" office:value="-16.7607" calcext:value-type="float">
            <text:p>-16,7607</text:p>
          </table:table-cell>
          <table:table-cell table:style-name="ce8" table:formula="of:=[.O57]-231.785" office:value-type="float" office:value="198.295" calcext:value-type="float">
            <text:p>198,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39.81" calcext:value-type="float">
            <text:p>439,81</text:p>
          </table:table-cell>
          <table:table-cell office:value-type="float" office:value="444.43" calcext:value-type="float">
            <text:p>444,43</text:p>
          </table:table-cell>
          <table:table-cell office:value-type="float" office:value="52" calcext:value-type="float">
            <text:p>52</text:p>
          </table:table-cell>
          <table:table-cell table:formula="of:=([.L58]+[.M58])/2" office:value-type="float" office:value="442.12" calcext:value-type="float">
            <text:p>442,12</text:p>
          </table:table-cell>
          <table:table-cell table:style-name="ce8" office:value-type="float" office:value="34.7462" calcext:value-type="float">
            <text:p>34,7462</text:p>
          </table:table-cell>
          <table:table-cell table:style-name="ce8" table:formula="of:=[.O58]-231.785" office:value-type="float" office:value="210.335" calcext:value-type="float">
            <text:p>210,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45.61" calcext:value-type="float">
            <text:p>445,61</text:p>
          </table:table-cell>
          <table:table-cell office:value-type="float" office:value="450.66" calcext:value-type="float">
            <text:p>450,66</text:p>
          </table:table-cell>
          <table:table-cell office:value-type="float" office:value="53" calcext:value-type="float">
            <text:p>53</text:p>
          </table:table-cell>
          <table:table-cell table:formula="of:=([.L59]+[.M59])/2" office:value-type="float" office:value="448.135" calcext:value-type="float">
            <text:p>448,135</text:p>
          </table:table-cell>
          <table:table-cell office:value-type="float" office:value="-2675.535" calcext:value-type="float">
            <text:p>-2675,535</text:p>
          </table:table-cell>
          <table:table-cell table:formula="of:=[.O59]-231.785" office:value-type="float" office:value="216.35" calcext:value-type="float">
            <text:p>216,3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4" calcext:value-type="float">
            <text:p>54</text:p>
          </table:table-cell>
          <table:table-cell table:formula="of:=([.L60]+[.M60])/2" office:value-type="float" office:value="468.72" calcext:value-type="float">
            <text:p>468,72</text:p>
          </table:table-cell>
          <table:table-cell table:style-name="ce8" office:value-type="float" office:value="-109.8345" calcext:value-type="float">
            <text:p>-109,8345</text:p>
          </table:table-cell>
          <table:table-cell table:style-name="ce8" table:formula="of:=[.O60]-231.785" office:value-type="float" office:value="236.935" calcext:value-type="float">
            <text:p>236,9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5" calcext:value-type="float">
            <text:p>55</text:p>
          </table:table-cell>
          <table:table-cell table:formula="of:=([.L61]+[.M61])/2" office:value-type="float" office:value="468.72" calcext:value-type="float">
            <text:p>468,72</text:p>
          </table:table-cell>
          <table:table-cell table:style-name="ce8" office:value-type="float" office:value="-109.8388" calcext:value-type="float">
            <text:p>-109,8388</text:p>
          </table:table-cell>
          <table:table-cell table:style-name="ce8" table:formula="of:=[.O61]-231.785" office:value-type="float" office:value="236.935" calcext:value-type="float">
            <text:p>236,93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1"/>
          <table:table-cell table:style-name="Default" table:number-columns-repeated="7"/>
        </table:table-row>
      </table:table>
      <table:table table:name="dia 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ce8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.38" calcext:value-type="float">
            <text:p>52,38</text:p>
          </table:table-cell>
          <table:table-cell office:value-type="float" office:value="59.49" calcext:value-type="float">
            <text:p>59,49</text:p>
          </table:table-cell>
          <table:table-cell table:formula="of:=([.C4]+[.D4])/2" office:value-type="float" office:value="55.935" calcext:value-type="float">
            <text:p>55,935</text:p>
          </table:table-cell>
          <table:table-cell table:style-name="ce7" office:value-type="float" office:value="107.9842" calcext:value-type="float">
            <text:p>107,9842</text:p>
          </table:table-cell>
          <table:table-cell table:style-name="ce7" table:formula="of:=256.29-[.E4]" office:value-type="float" office:value="200.355" calcext:value-type="float">
            <text:p>200,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2.65" calcext:value-type="float">
            <text:p>272,65</text:p>
          </table:table-cell>
          <table:table-cell office:value-type="float" office:value="282.32" calcext:value-type="float">
            <text:p>282,32</text:p>
          </table:table-cell>
          <table:table-cell table:formula="of:=([.J4]+[.K4])/2" office:value-type="float" office:value="277.485" calcext:value-type="float">
            <text:p>277,485</text:p>
          </table:table-cell>
          <table:table-cell office:value-type="float" office:value="-0.8417" calcext:value-type="float">
            <text:p>-0,8417</text:p>
          </table:table-cell>
          <table:table-cell table:formula="of:=[.L4]-256.29" office:value-type="float" office:value="21.195" calcext:value-type="float">
            <text:p>21,1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.13" calcext:value-type="float">
            <text:p>60,13</text:p>
          </table:table-cell>
          <table:table-cell office:value-type="float" office:value="64.58" calcext:value-type="float">
            <text:p>64,58</text:p>
          </table:table-cell>
          <table:table-cell table:formula="of:=([.C5]+[.D5])/2" office:value-type="float" office:value="62.355" calcext:value-type="float">
            <text:p>62,355</text:p>
          </table:table-cell>
          <table:table-cell table:style-name="ce7" office:value-type="float" office:value="107.5818" calcext:value-type="float">
            <text:p>107,5818</text:p>
          </table:table-cell>
          <table:table-cell table:style-name="ce7" table:formula="of:=256.29-[.E5]" office:value-type="float" office:value="193.935" calcext:value-type="float">
            <text:p>193,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8.13" calcext:value-type="float">
            <text:p>228,13</text:p>
          </table:table-cell>
          <table:table-cell office:value-type="float" office:value="231.91" calcext:value-type="float">
            <text:p>231,91</text:p>
          </table:table-cell>
          <table:table-cell table:formula="of:=([.J5]+[.K5])/2" office:value-type="float" office:value="230.02" calcext:value-type="float">
            <text:p>230,02</text:p>
          </table:table-cell>
          <table:table-cell office:value-type="float" office:value="27.7702" calcext:value-type="float">
            <text:p>27,7702</text:p>
          </table:table-cell>
          <table:table-cell table:formula="of:=256.29-[.L5]" office:value-type="float" office:value="26.27" calcext:value-type="float">
            <text:p>26,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.13" calcext:value-type="float">
            <text:p>90,13</text:p>
          </table:table-cell>
          <table:table-cell office:value-type="float" office:value="95.27" calcext:value-type="float">
            <text:p>95,27</text:p>
          </table:table-cell>
          <table:table-cell table:formula="of:=([.C6]+[.D6])/2" office:value-type="float" office:value="92.7" calcext:value-type="float">
            <text:p>92,7</text:p>
          </table:table-cell>
          <table:table-cell office:value-type="float" office:value="29.2791" calcext:value-type="float">
            <text:p>29,2791</text:p>
          </table:table-cell>
          <table:table-cell table:formula="of:=256.29-[.E6]" office:value-type="float" office:value="163.59" calcext:value-type="float">
            <text:p>163,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4.23" calcext:value-type="float">
            <text:p>224,23</text:p>
          </table:table-cell>
          <table:table-cell office:value-type="float" office:value="227.49" calcext:value-type="float">
            <text:p>227,49</text:p>
          </table:table-cell>
          <table:table-cell table:formula="of:=([.J6]+[.K6])/2" office:value-type="float" office:value="225.86" calcext:value-type="float">
            <text:p>225,86</text:p>
          </table:table-cell>
          <table:table-cell office:value-type="float" office:value="56.4322" calcext:value-type="float">
            <text:p>56,4322</text:p>
          </table:table-cell>
          <table:table-cell table:formula="of:=256.29-[.L6]" office:value-type="float" office:value="30.43" calcext:value-type="float">
            <text:p>30,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C7]+[.D7])/2" office:value-type="float" office:value="113.185" calcext:value-type="float">
            <text:p>113,185</text:p>
          </table:table-cell>
          <table:table-cell office:value-type="float" office:value="74.1364" calcext:value-type="float">
            <text:p>74,1364</text:p>
          </table:table-cell>
          <table:table-cell table:formula="of:=256.29-[.E7]" office:value-type="float" office:value="143.105" calcext:value-type="float">
            <text:p>143,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8.36" calcext:value-type="float">
            <text:p>318,36</text:p>
          </table:table-cell>
          <table:table-cell office:value-type="float" office:value="325.32" calcext:value-type="float">
            <text:p>325,32</text:p>
          </table:table-cell>
          <table:table-cell table:formula="of:=([.J7]+[.K7])/2" office:value-type="float" office:value="321.84" calcext:value-type="float">
            <text:p>321,84</text:p>
          </table:table-cell>
          <table:table-cell office:value-type="float" office:value="15.4073" calcext:value-type="float">
            <text:p>15,4073</text:p>
          </table:table-cell>
          <table:table-cell table:formula="of:=[.L7]-256.29" office:value-type="float" office:value="65.55" calcext:value-type="float">
            <text:p>65,5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C8]+[.D8])/2" office:value-type="float" office:value="113.185" calcext:value-type="float">
            <text:p>113,185</text:p>
          </table:table-cell>
          <table:table-cell office:value-type="float" office:value="74.1365" calcext:value-type="float">
            <text:p>74,1365</text:p>
          </table:table-cell>
          <table:table-cell table:formula="of:=256.29-[.E8]" office:value-type="float" office:value="143.105" calcext:value-type="float">
            <text:p>143,1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J8]+[.K8])/2" office:value-type="float" office:value="170.38" calcext:value-type="float">
            <text:p>170,38</text:p>
          </table:table-cell>
          <table:table-cell office:value-type="float" office:value="97.0134" calcext:value-type="float">
            <text:p>97,0134</text:p>
          </table:table-cell>
          <table:table-cell table:formula="of:=256.29-[.L8]" office:value-type="float" office:value="85.91" calcext:value-type="float">
            <text:p>85,9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C9]+[.D9])/2" office:value-type="float" office:value="170.38" calcext:value-type="float">
            <text:p>170,38</text:p>
          </table:table-cell>
          <table:table-cell office:value-type="float" office:value="97.0134" calcext:value-type="float">
            <text:p>97,0134</text:p>
          </table:table-cell>
          <table:table-cell table:formula="of:=256.29-[.E9]" office:value-type="float" office:value="85.91" calcext:value-type="float">
            <text:p>85,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J9]+[.K9])/2" office:value-type="float" office:value="170.38" calcext:value-type="float">
            <text:p>170,38</text:p>
          </table:table-cell>
          <table:table-cell office:value-type="float" office:value="97.0141" calcext:value-type="float">
            <text:p>97,0141</text:p>
          </table:table-cell>
          <table:table-cell table:formula="of:=256.29-[.L9]" office:value-type="float" office:value="85.91" calcext:value-type="float">
            <text:p>85,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C10]+[.D10])/2" office:value-type="float" office:value="170.38" calcext:value-type="float">
            <text:p>170,38</text:p>
          </table:table-cell>
          <table:table-cell office:value-type="float" office:value="97.0141" calcext:value-type="float">
            <text:p>97,0141</text:p>
          </table:table-cell>
          <table:table-cell table:formula="of:=256.29-[.E10]" office:value-type="float" office:value="85.91" calcext:value-type="float">
            <text:p>85,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J10]+[.K10])/2" office:value-type="float" office:value="170.38" calcext:value-type="float">
            <text:p>170,38</text:p>
          </table:table-cell>
          <table:table-cell office:value-type="float" office:value="97.014" calcext:value-type="float">
            <text:p>97,014</text:p>
          </table:table-cell>
          <table:table-cell table:formula="of:=256.29-[.L10]" office:value-type="float" office:value="85.91" calcext:value-type="float">
            <text:p>85,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11" calcext:value-type="float">
            <text:p>168,11</text:p>
          </table:table-cell>
          <table:table-cell office:value-type="float" office:value="172.65" calcext:value-type="float">
            <text:p>172,65</text:p>
          </table:table-cell>
          <table:table-cell table:formula="of:=([.C11]+[.D11])/2" office:value-type="float" office:value="170.38" calcext:value-type="float">
            <text:p>170,38</text:p>
          </table:table-cell>
          <table:table-cell office:value-type="float" office:value="97.014" calcext:value-type="float">
            <text:p>97,014</text:p>
          </table:table-cell>
          <table:table-cell table:formula="of:=256.29-[.E11]" office:value-type="float" office:value="85.91" calcext:value-type="float">
            <text:p>85,9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J11]+[.K11])/2" office:value-type="float" office:value="346.98" calcext:value-type="float">
            <text:p>346,98</text:p>
          </table:table-cell>
          <table:table-cell office:value-type="float" office:value="71.9155" calcext:value-type="float">
            <text:p>71,9155</text:p>
          </table:table-cell>
          <table:table-cell table:formula="of:=[.L11]-256.29"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4.23" calcext:value-type="float">
            <text:p>224,23</text:p>
          </table:table-cell>
          <table:table-cell office:value-type="float" office:value="227.49" calcext:value-type="float">
            <text:p>227,49</text:p>
          </table:table-cell>
          <table:table-cell table:formula="of:=([.C12]+[.D12])/2" office:value-type="float" office:value="225.86" calcext:value-type="float">
            <text:p>225,86</text:p>
          </table:table-cell>
          <table:table-cell office:value-type="float" office:value="56.4322" calcext:value-type="float">
            <text:p>56,4322</text:p>
          </table:table-cell>
          <table:table-cell table:formula="of:=256.29-[.E12]" office:value-type="float" office:value="30.43" calcext:value-type="float">
            <text:p>30,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J12]+[.K12])/2" office:value-type="float" office:value="346.98" calcext:value-type="float">
            <text:p>346,98</text:p>
          </table:table-cell>
          <table:table-cell office:value-type="float" office:value="71.8914" calcext:value-type="float">
            <text:p>71,8914</text:p>
          </table:table-cell>
          <table:table-cell table:formula="of:=[.L12]-256.29"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8.13" calcext:value-type="float">
            <text:p>228,13</text:p>
          </table:table-cell>
          <table:table-cell office:value-type="float" office:value="231.91" calcext:value-type="float">
            <text:p>231,91</text:p>
          </table:table-cell>
          <table:table-cell table:formula="of:=([.C13]+[.D13])/2" office:value-type="float" office:value="230.02" calcext:value-type="float">
            <text:p>230,02</text:p>
          </table:table-cell>
          <table:table-cell office:value-type="float" office:value="27.7702" calcext:value-type="float">
            <text:p>27,7702</text:p>
          </table:table-cell>
          <table:table-cell table:formula="of:=256.29-[.E13]" office:value-type="float" office:value="26.27" calcext:value-type="float">
            <text:p>26,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J13]+[.K13])/2" office:value-type="float" office:value="346.98" calcext:value-type="float">
            <text:p>346,98</text:p>
          </table:table-cell>
          <table:table-cell office:value-type="float" office:value="71.8915" calcext:value-type="float">
            <text:p>71,8915</text:p>
          </table:table-cell>
          <table:table-cell table:formula="of:=[.L13]-256.29" office:value-type="float" office:value="90.69" calcext:value-type="float">
            <text:p>90,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72.65" calcext:value-type="float">
            <text:p>272,65</text:p>
          </table:table-cell>
          <table:table-cell office:value-type="float" office:value="282.32" calcext:value-type="float">
            <text:p>282,32</text:p>
          </table:table-cell>
          <table:table-cell table:formula="of:=([.C14]+[.D14])/2" office:value-type="float" office:value="277.485" calcext:value-type="float">
            <text:p>277,485</text:p>
          </table:table-cell>
          <table:table-cell office:value-type="float" office:value="-0.8417" calcext:value-type="float">
            <text:p>-0,8417</text:p>
          </table:table-cell>
          <table:table-cell table:formula="of:=[.E14]-256.29" office:value-type="float" office:value="21.195" calcext:value-type="float">
            <text:p>21,1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J14]+[.K14])/2" office:value-type="float" office:value="370.54" calcext:value-type="float">
            <text:p>370,54</text:p>
          </table:table-cell>
          <table:table-cell office:value-type="float" office:value="-41.9177" calcext:value-type="float">
            <text:p>-41,9177</text:p>
          </table:table-cell>
          <table:table-cell table:formula="of:=[.L14]-256.29" office:value-type="float" office:value="114.25" calcext:value-type="float">
            <text:p>114,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18.36" calcext:value-type="float">
            <text:p>318,36</text:p>
          </table:table-cell>
          <table:table-cell office:value-type="float" office:value="325.32" calcext:value-type="float">
            <text:p>325,32</text:p>
          </table:table-cell>
          <table:table-cell table:formula="of:=([.C15]+[.D15])/2" office:value-type="float" office:value="321.84" calcext:value-type="float">
            <text:p>321,84</text:p>
          </table:table-cell>
          <table:table-cell office:value-type="float" office:value="15.4073" calcext:value-type="float">
            <text:p>15,4073</text:p>
          </table:table-cell>
          <table:table-cell table:formula="of:=[.E15]-256.29" office:value-type="float" office:value="65.55" calcext:value-type="float">
            <text:p>65,5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J15]+[.K15])/2" office:value-type="float" office:value="370.54" calcext:value-type="float">
            <text:p>370,54</text:p>
          </table:table-cell>
          <table:table-cell office:value-type="float" office:value="-41.8984" calcext:value-type="float">
            <text:p>-41,8984</text:p>
          </table:table-cell>
          <table:table-cell table:formula="of:=[.L15]-256.29" office:value-type="float" office:value="114.25" calcext:value-type="float">
            <text:p>114,2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C16]+[.D16])/2" office:value-type="float" office:value="346.98" calcext:value-type="float">
            <text:p>346,98</text:p>
          </table:table-cell>
          <table:table-cell office:value-type="float" office:value="71.9155" calcext:value-type="float">
            <text:p>71,9155</text:p>
          </table:table-cell>
          <table:table-cell table:formula="of:=[.E16]-256.29" office:value-type="float" office:value="90.69" calcext:value-type="float">
            <text:p>90,6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J16]+[.K16])/2" office:value-type="float" office:value="113.185" calcext:value-type="float">
            <text:p>113,185</text:p>
          </table:table-cell>
          <table:table-cell office:value-type="float" office:value="74.1364" calcext:value-type="float">
            <text:p>74,1364</text:p>
          </table:table-cell>
          <table:table-cell table:formula="of:=256.29-[.L16]" office:value-type="float" office:value="143.105" calcext:value-type="float">
            <text:p>143,1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C17]+[.D17])/2" office:value-type="float" office:value="346.98" calcext:value-type="float">
            <text:p>346,98</text:p>
          </table:table-cell>
          <table:table-cell office:value-type="float" office:value="71.8914" calcext:value-type="float">
            <text:p>71,8914</text:p>
          </table:table-cell>
          <table:table-cell table:formula="of:=[.E17]-256.29" office:value-type="float" office:value="90.69" calcext:value-type="float">
            <text:p>90,6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0.09" calcext:value-type="float">
            <text:p>110,09</text:p>
          </table:table-cell>
          <table:table-cell office:value-type="float" office:value="116.28" calcext:value-type="float">
            <text:p>116,28</text:p>
          </table:table-cell>
          <table:table-cell table:formula="of:=([.J17]+[.K17])/2" office:value-type="float" office:value="113.185" calcext:value-type="float">
            <text:p>113,185</text:p>
          </table:table-cell>
          <table:table-cell office:value-type="float" office:value="74.1365" calcext:value-type="float">
            <text:p>74,1365</text:p>
          </table:table-cell>
          <table:table-cell table:formula="of:=256.29-[.L17]" office:value-type="float" office:value="143.105" calcext:value-type="float">
            <text:p>143,10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5.16" calcext:value-type="float">
            <text:p>345,16</text:p>
          </table:table-cell>
          <table:table-cell office:value-type="float" office:value="348.8" calcext:value-type="float">
            <text:p>348,8</text:p>
          </table:table-cell>
          <table:table-cell table:formula="of:=([.C18]+[.D18])/2" office:value-type="float" office:value="346.98" calcext:value-type="float">
            <text:p>346,98</text:p>
          </table:table-cell>
          <table:table-cell office:value-type="float" office:value="71.8915" calcext:value-type="float">
            <text:p>71,8915</text:p>
          </table:table-cell>
          <table:table-cell table:formula="of:=[.E18]-256.29" office:value-type="float" office:value="90.69" calcext:value-type="float">
            <text:p>90,69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office:value-type="float" office:value="405.22" calcext:value-type="float">
            <text:p>405,22</text:p>
          </table:table-cell>
          <table:table-cell office:value-type="float" office:value="411.15" calcext:value-type="float">
            <text:p>411,15</text:p>
          </table:table-cell>
          <table:table-cell table:formula="of:=([.J18]+[.K18])/2" office:value-type="float" office:value="408.185" calcext:value-type="float">
            <text:p>408,185</text:p>
          </table:table-cell>
          <table:table-cell office:value-type="float" office:value="-32.3664" calcext:value-type="float">
            <text:p>-32,3664</text:p>
          </table:table-cell>
          <table:table-cell table:formula="of:=[.L18]-256.29" office:value-type="float" office:value="151.895" calcext:value-type="float">
            <text:p>151,89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C19]+[.D19])/2" office:value-type="float" office:value="370.54" calcext:value-type="float">
            <text:p>370,54</text:p>
          </table:table-cell>
          <table:table-cell office:value-type="float" office:value="-41.9177" calcext:value-type="float">
            <text:p>-41,9177</text:p>
          </table:table-cell>
          <table:table-cell table:formula="of:=[.E19]-256.29" office:value-type="float" office:value="114.25" calcext:value-type="float">
            <text:p>114,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12.11" calcext:value-type="float">
            <text:p>412,11</text:p>
          </table:table-cell>
          <table:table-cell office:value-type="float" office:value="415.36" calcext:value-type="float">
            <text:p>415,36</text:p>
          </table:table-cell>
          <table:table-cell table:formula="of:=([.J19]+[.K19])/2" office:value-type="float" office:value="413.735" calcext:value-type="float">
            <text:p>413,735</text:p>
          </table:table-cell>
          <table:table-cell office:value-type="float" office:value="-35.861" calcext:value-type="float">
            <text:p>-35,861</text:p>
          </table:table-cell>
          <table:table-cell table:formula="of:=[.L19]-256.29" office:value-type="float" office:value="157.445" calcext:value-type="float">
            <text:p>157,4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64.65" calcext:value-type="float">
            <text:p>364,65</text:p>
          </table:table-cell>
          <table:table-cell office:value-type="float" office:value="376.43" calcext:value-type="float">
            <text:p>376,43</text:p>
          </table:table-cell>
          <table:table-cell table:formula="of:=([.C20]+[.D20])/2" office:value-type="float" office:value="370.54" calcext:value-type="float">
            <text:p>370,54</text:p>
          </table:table-cell>
          <table:table-cell office:value-type="float" office:value="-41.8984" calcext:value-type="float">
            <text:p>-41,8984</text:p>
          </table:table-cell>
          <table:table-cell table:formula="of:=[.E20]-256.29" office:value-type="float" office:value="114.25" calcext:value-type="float">
            <text:p>114,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0.13" calcext:value-type="float">
            <text:p>90,13</text:p>
          </table:table-cell>
          <table:table-cell office:value-type="float" office:value="95.27" calcext:value-type="float">
            <text:p>95,27</text:p>
          </table:table-cell>
          <table:table-cell table:formula="of:=([.J20]+[.K20])/2" office:value-type="float" office:value="92.7" calcext:value-type="float">
            <text:p>92,7</text:p>
          </table:table-cell>
          <table:table-cell office:value-type="float" office:value="29.2791" calcext:value-type="float">
            <text:p>29,2791</text:p>
          </table:table-cell>
          <table:table-cell table:formula="of:=256.29-[.L20]" office:value-type="float" office:value="163.59" calcext:value-type="float">
            <text:p>163,5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05.22" calcext:value-type="float">
            <text:p>405,22</text:p>
          </table:table-cell>
          <table:table-cell office:value-type="float" office:value="411.15" calcext:value-type="float">
            <text:p>411,15</text:p>
          </table:table-cell>
          <table:table-cell table:formula="of:=([.C21]+[.D21])/2" office:value-type="float" office:value="408.185" calcext:value-type="float">
            <text:p>408,185</text:p>
          </table:table-cell>
          <table:table-cell office:value-type="float" office:value="-32.3664" calcext:value-type="float">
            <text:p>-32,3664</text:p>
          </table:table-cell>
          <table:table-cell table:formula="of:=[.E21]-256.29" office:value-type="float" office:value="151.895" calcext:value-type="float">
            <text:p>151,89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8.23" calcext:value-type="float">
            <text:p>428,23</text:p>
          </table:table-cell>
          <table:table-cell office:value-type="float" office:value="440.66" calcext:value-type="float">
            <text:p>440,66</text:p>
          </table:table-cell>
          <table:table-cell table:formula="of:=([.J21]+[.K21])/2" office:value-type="float" office:value="434.445" calcext:value-type="float">
            <text:p>434,445</text:p>
          </table:table-cell>
          <table:table-cell office:value-type="float" office:value="33.4242" calcext:value-type="float">
            <text:p>33,4242</text:p>
          </table:table-cell>
          <table:table-cell table:formula="of:=[.L21]-256.29" office:value-type="float" office:value="178.155" calcext:value-type="float">
            <text:p>178,15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12.11" calcext:value-type="float">
            <text:p>412,11</text:p>
          </table:table-cell>
          <table:table-cell office:value-type="float" office:value="415.36" calcext:value-type="float">
            <text:p>415,36</text:p>
          </table:table-cell>
          <table:table-cell table:formula="of:=([.C22]+[.D22])/2" office:value-type="float" office:value="413.735" calcext:value-type="float">
            <text:p>413,735</text:p>
          </table:table-cell>
          <table:table-cell office:value-type="float" office:value="-35.861" calcext:value-type="float">
            <text:p>-35,861</text:p>
          </table:table-cell>
          <table:table-cell table:formula="of:=[.E22]-256.29" office:value-type="float" office:value="157.445" calcext:value-type="float">
            <text:p>157,44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44.12" calcext:value-type="float">
            <text:p>444,12</text:p>
          </table:table-cell>
          <table:table-cell office:value-type="float" office:value="449.81" calcext:value-type="float">
            <text:p>449,81</text:p>
          </table:table-cell>
          <table:table-cell table:formula="of:=([.J22]+[.K22])/2" office:value-type="float" office:value="446.965" calcext:value-type="float">
            <text:p>446,965</text:p>
          </table:table-cell>
          <table:table-cell office:value-type="float" office:value="-741.296" calcext:value-type="float">
            <text:p>-741,296</text:p>
          </table:table-cell>
          <table:table-cell table:formula="of:=[.L22]-256.29" office:value-type="float" office:value="190.675" calcext:value-type="float">
            <text:p>190,67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28.23" calcext:value-type="float">
            <text:p>428,23</text:p>
          </table:table-cell>
          <table:table-cell office:value-type="float" office:value="440.66" calcext:value-type="float">
            <text:p>440,66</text:p>
          </table:table-cell>
          <table:table-cell table:formula="of:=([.C23]+[.D23])/2" office:value-type="float" office:value="434.445" calcext:value-type="float">
            <text:p>434,445</text:p>
          </table:table-cell>
          <table:table-cell office:value-type="float" office:value="33.4242" calcext:value-type="float">
            <text:p>33,4242</text:p>
          </table:table-cell>
          <table:table-cell table:formula="of:=[.E23]-256.29" office:value-type="float" office:value="178.155" calcext:value-type="float">
            <text:p>178,1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0.13" calcext:value-type="float">
            <text:p>60,13</text:p>
          </table:table-cell>
          <table:table-cell office:value-type="float" office:value="64.58" calcext:value-type="float">
            <text:p>64,58</text:p>
          </table:table-cell>
          <table:table-cell table:formula="of:=([.J23]+[.K23])/2" office:value-type="float" office:value="62.355" calcext:value-type="float">
            <text:p>62,355</text:p>
          </table:table-cell>
          <table:table-cell table:style-name="ce7" office:value-type="float" office:value="107.5818" calcext:value-type="float">
            <text:p>107,5818</text:p>
          </table:table-cell>
          <table:table-cell table:style-name="ce7" table:formula="of:=256.29-[.L23]" office:value-type="float" office:value="193.935" calcext:value-type="float">
            <text:p>193,93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44.12" calcext:value-type="float">
            <text:p>444,12</text:p>
          </table:table-cell>
          <table:table-cell office:value-type="float" office:value="449.81" calcext:value-type="float">
            <text:p>449,81</text:p>
          </table:table-cell>
          <table:table-cell table:formula="of:=([.C24]+[.D24])/2" office:value-type="float" office:value="446.965" calcext:value-type="float">
            <text:p>446,965</text:p>
          </table:table-cell>
          <table:table-cell office:value-type="float" office:value="-741.296" calcext:value-type="float">
            <text:p>-741,296</text:p>
          </table:table-cell>
          <table:table-cell table:formula="of:=[.E24]-256.29" office:value-type="float" office:value="190.675" calcext:value-type="float">
            <text:p>190,6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.38" calcext:value-type="float">
            <text:p>52,38</text:p>
          </table:table-cell>
          <table:table-cell office:value-type="float" office:value="59.49" calcext:value-type="float">
            <text:p>59,49</text:p>
          </table:table-cell>
          <table:table-cell table:formula="of:=([.J24]+[.K24])/2" office:value-type="float" office:value="55.935" calcext:value-type="float">
            <text:p>55,935</text:p>
          </table:table-cell>
          <table:table-cell table:style-name="ce7" office:value-type="float" office:value="107.9842" calcext:value-type="float">
            <text:p>107,9842</text:p>
          </table:table-cell>
          <table:table-cell table:style-name="ce7" table:formula="of:=256.29-[.L24]" office:value-type="float" office:value="200.355" calcext:value-type="float">
            <text:p>200,35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C25]+[.D25])/2" office:value-type="float" office:value="472" calcext:value-type="float">
            <text:p>472</text:p>
          </table:table-cell>
          <table:table-cell office:value-type="float" office:value="80.2645" calcext:value-type="float">
            <text:p>80,2645</text:p>
          </table:table-cell>
          <table:table-cell table:formula="of:=[.E25]-256.29" office:value-type="float" office:value="215.71" calcext:value-type="float">
            <text:p>215,7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J25]+[.K25])/2" office:value-type="float" office:value="472" calcext:value-type="float">
            <text:p>472</text:p>
          </table:table-cell>
          <table:table-cell office:value-type="float" office:value="80.2645" calcext:value-type="float">
            <text:p>80,2645</text:p>
          </table:table-cell>
          <table:table-cell table:formula="of:=[.L25]-256.29" office:value-type="float" office:value="215.71" calcext:value-type="float">
            <text:p>215,7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C26]+[.D26])/2" office:value-type="float" office:value="472" calcext:value-type="float">
            <text:p>472</text:p>
          </table:table-cell>
          <table:table-cell office:value-type="float" office:value="80.2646" calcext:value-type="float">
            <text:p>80,2646</text:p>
          </table:table-cell>
          <table:table-cell table:formula="of:=[.E26]-256.29" office:value-type="float" office:value="215.71" calcext:value-type="float">
            <text:p>215,7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9.04" calcext:value-type="float">
            <text:p>469,04</text:p>
          </table:table-cell>
          <table:table-cell office:value-type="float" office:value="474.96" calcext:value-type="float">
            <text:p>474,96</text:p>
          </table:table-cell>
          <table:table-cell table:formula="of:=([.J26]+[.K26])/2" office:value-type="float" office:value="472" calcext:value-type="float">
            <text:p>472</text:p>
          </table:table-cell>
          <table:table-cell office:value-type="float" office:value="80.2646" calcext:value-type="float">
            <text:p>80,2646</text:p>
          </table:table-cell>
          <table:table-cell table:formula="of:=[.L26]-256.29" office:value-type="float" office:value="215.71" calcext:value-type="float">
            <text:p>215,71</text:p>
          </table:table-cell>
        </table:table-row>
      </table:table>
      <table:table table:name="dia 2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13"/>
        <table:table-column table:style-name="co2" table:default-cell-style-name="ce13"/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Pixel</text:p>
          </table:table-cell>
          <table:table-cell table:style-name="ce4" office:value-type="string" calcext:value-type="string">
            <text:p>Vel</text:p>
          </table:table-cell>
          <table:table-cell table:style-name="ce4" office:value-type="string" calcext:value-type="string">
            <text:p>Rad</text:p>
          </table:table-cell>
          <table:table-cell table:style-name="Default"/>
          <table:table-cell/>
          <table:table-cell table:style-name="ce12" table:number-columns-repeated="2"/>
        </table:table-row>
        <table:table-row table:style-name="ro1">
          <table:table-cell/>
          <table:table-cell office:value-type="float" office:value="88.78" calcext:value-type="float">
            <text:p>88,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([.B4]+[.C4])/2" office:value-type="float" office:value="91.89" calcext:value-type="float">
            <text:p>91,89</text:p>
          </table:table-cell>
          <table:table-cell office:value-type="float" office:value="64.696" calcext:value-type="float">
            <text:p>64,696</text:p>
          </table:table-cell>
          <table:table-cell table:formula="of:=231.785-[.E4]" office:value-type="float" office:value="139.895" calcext:value-type="float">
            <text:p>139,8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.13" calcext:value-type="float">
            <text:p>104,13</text:p>
          </table:table-cell>
          <table:table-cell office:value-type="float" office:value="107.78" calcext:value-type="float">
            <text:p>107,78</text:p>
          </table:table-cell>
          <table:table-cell office:value-type="float" office:value="9" calcext:value-type="float">
            <text:p>9</text:p>
          </table:table-cell>
          <table:table-cell table:formula="of:=([.B5]+[.C5])/2" office:value-type="float" office:value="105.955" calcext:value-type="float">
            <text:p>105,955</text:p>
          </table:table-cell>
          <table:table-cell office:value-type="float" office:value="-5.036" calcext:value-type="float">
            <text:p>-5,036</text:p>
          </table:table-cell>
          <table:table-cell table:formula="of:=231.785-[.E5]" office:value-type="float" office:value="125.83" calcext:value-type="float">
            <text:p>125,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.4" calcext:value-type="float">
            <text:p>142,4</text:p>
          </table:table-cell>
          <table:table-cell office:value-type="float" office:value="147.66" calcext:value-type="float">
            <text:p>147,66</text:p>
          </table:table-cell>
          <table:table-cell office:value-type="float" office:value="13" calcext:value-type="float">
            <text:p>13</text:p>
          </table:table-cell>
          <table:table-cell table:formula="of:=([.B6]+[.C6])/2" office:value-type="float" office:value="145.03" calcext:value-type="float">
            <text:p>145,03</text:p>
          </table:table-cell>
          <table:table-cell office:value-type="float" office:value="180.7472" calcext:value-type="float">
            <text:p>180,7472</text:p>
          </table:table-cell>
          <table:table-cell table:formula="of:=231.785-[.E6]" office:value-type="float" office:value="86.755" calcext:value-type="float">
            <text:p>86,7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.24" calcext:value-type="float">
            <text:p>162,24</text:p>
          </table:table-cell>
          <table:table-cell office:value-type="float" office:value="169.65" calcext:value-type="float">
            <text:p>169,65</text:p>
          </table:table-cell>
          <table:table-cell office:value-type="float" office:value="15" calcext:value-type="float">
            <text:p>15</text:p>
          </table:table-cell>
          <table:table-cell table:formula="of:=([.B7]+[.C7])/2" office:value-type="float" office:value="165.945" calcext:value-type="float">
            <text:p>165,945</text:p>
          </table:table-cell>
          <table:table-cell office:value-type="float" office:value="141.3341" calcext:value-type="float">
            <text:p>141,3341</text:p>
          </table:table-cell>
          <table:table-cell table:formula="of:=231.785-[.E7]" office:value-type="float" office:value="65.84" calcext:value-type="float">
            <text:p>65,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.9" calcext:value-type="float">
            <text:p>170,9</text:p>
          </table:table-cell>
          <table:table-cell office:value-type="float" office:value="176.61" calcext:value-type="float">
            <text:p>176,61</text:p>
          </table:table-cell>
          <table:table-cell office:value-type="float" office:value="16" calcext:value-type="float">
            <text:p>16</text:p>
          </table:table-cell>
          <table:table-cell table:formula="of:=([.B8]+[.C8])/2" office:value-type="float" office:value="173.755" calcext:value-type="float">
            <text:p>173,755</text:p>
          </table:table-cell>
          <table:table-cell office:value-type="float" office:value="344.4474" calcext:value-type="float">
            <text:p>344,4474</text:p>
          </table:table-cell>
          <table:table-cell table:formula="of:=231.785-[.E8]" office:value-type="float" office:value="58.03" calcext:value-type="float">
            <text:p>58,0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.14" calcext:value-type="float">
            <text:p>220,14</text:p>
          </table:table-cell>
          <table:table-cell office:value-type="float" office:value="224.88" calcext:value-type="float">
            <text:p>224,88</text:p>
          </table:table-cell>
          <table:table-cell office:value-type="float" office:value="23" calcext:value-type="float">
            <text:p>23</text:p>
          </table:table-cell>
          <table:table-cell table:formula="of:=([.B9]+[.C9])/2" office:value-type="float" office:value="222.51" calcext:value-type="float">
            <text:p>222,51</text:p>
          </table:table-cell>
          <table:table-cell office:value-type="float" office:value="-428.0883" calcext:value-type="float">
            <text:p>-428,0883</text:p>
          </table:table-cell>
          <table:table-cell table:formula="of:=231.785-[.E9]" office:value-type="float" office:value="9.27500000000001" calcext:value-type="float">
            <text:p>9,2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.44" calcext:value-type="float">
            <text:p>226,44</text:p>
          </table:table-cell>
          <table:table-cell office:value-type="float" office:value="237.14" calcext:value-type="float">
            <text:p>237,14</text:p>
          </table:table-cell>
          <table:table-cell office:value-type="float" office:value="24" calcext:value-type="float">
            <text:p>24</text:p>
          </table:table-cell>
          <table:table-cell table:formula="of:=([.B10]+[.C10])/2" office:value-type="float" office:value="231.79" calcext:value-type="float">
            <text:p>231,79</text:p>
          </table:table-cell>
          <table:table-cell office:value-type="float" office:value="0.0006" calcext:value-type="float">
            <text:p>0,0006</text:p>
          </table:table-cell>
          <table:table-cell table:formula="of:=231.785-[.E10]" office:value-type="float" office:value="-0.00499999999999545" calcext:value-type="float">
            <text:p>-0,00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8" calcext:value-type="float">
            <text:p>28</text:p>
          </table:table-cell>
          <table:table-cell table:formula="of:=([.B11]+[.C11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11]-231.785" office:value-type="float" office:value="32.535" calcext:value-type="float">
            <text:p>32,53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9" calcext:value-type="float">
            <text:p>29</text:p>
          </table:table-cell>
          <table:table-cell table:formula="of:=([.B12]+[.C12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12]-231.785" office:value-type="float" office:value="32.535" calcext:value-type="float">
            <text:p>32,53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.42" calcext:value-type="float">
            <text:p>324,42</text:p>
          </table:table-cell>
          <table:table-cell office:value-type="float" office:value="330.69" calcext:value-type="float">
            <text:p>330,69</text:p>
          </table:table-cell>
          <table:table-cell office:value-type="float" office:value="37" calcext:value-type="float">
            <text:p>37</text:p>
          </table:table-cell>
          <table:table-cell table:formula="of:=([.B13]+[.C13])/2" office:value-type="float" office:value="327.555" calcext:value-type="float">
            <text:p>327,555</text:p>
          </table:table-cell>
          <table:table-cell office:value-type="float" office:value="117.5752" calcext:value-type="float">
            <text:p>117,5752</text:p>
          </table:table-cell>
          <table:table-cell table:formula="of:=[.E13]-231.785" office:value-type="float" office:value="95.77" calcext:value-type="float">
            <text:p>95,7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3" calcext:value-type="float">
            <text:p>43</text:p>
          </table:table-cell>
          <table:table-cell table:formula="of:=([.B14]+[.C14])/2" office:value-type="float" office:value="366.51" calcext:value-type="float">
            <text:p>366,51</text:p>
          </table:table-cell>
          <table:table-cell office:value-type="float" office:value="41.8039" calcext:value-type="float">
            <text:p>41,8039</text:p>
          </table:table-cell>
          <table:table-cell table:formula="of:=[.E14]-231.785" office:value-type="float" office:value="134.725" calcext:value-type="float">
            <text:p>134,7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4" calcext:value-type="float">
            <text:p>44</text:p>
          </table:table-cell>
          <table:table-cell table:formula="of:=([.B15]+[.C15])/2" office:value-type="float" office:value="366.51" calcext:value-type="float">
            <text:p>366,51</text:p>
          </table:table-cell>
          <table:table-cell office:value-type="float" office:value="41.8035" calcext:value-type="float">
            <text:p>41,8035</text:p>
          </table:table-cell>
          <table:table-cell table:formula="of:=[.E15]-231.785" office:value-type="float" office:value="134.725" calcext:value-type="float">
            <text:p>134,7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3.75" calcext:value-type="float">
            <text:p>413,75</text:p>
          </table:table-cell>
          <table:table-cell office:value-type="float" office:value="422.12" calcext:value-type="float">
            <text:p>422,12</text:p>
          </table:table-cell>
          <table:table-cell office:value-type="float" office:value="49" calcext:value-type="float">
            <text:p>49</text:p>
          </table:table-cell>
          <table:table-cell table:formula="of:=([.B16]+[.C16])/2" office:value-type="float" office:value="417.935" calcext:value-type="float">
            <text:p>417,935</text:p>
          </table:table-cell>
          <table:table-cell office:value-type="float" office:value="-171.798" calcext:value-type="float">
            <text:p>-171,798</text:p>
          </table:table-cell>
          <table:table-cell table:formula="of:=[.E16]-231.785" office:value-type="float" office:value="186.15" calcext:value-type="float">
            <text:p>186,1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0" calcext:value-type="float">
            <text:p>50</text:p>
          </table:table-cell>
          <table:table-cell table:formula="of:=([.B17]+[.C17])/2" office:value-type="float" office:value="430.08" calcext:value-type="float">
            <text:p>430,08</text:p>
          </table:table-cell>
          <table:table-cell office:value-type="float" office:value="-16.7611" calcext:value-type="float">
            <text:p>-16,7611</text:p>
          </table:table-cell>
          <table:table-cell table:formula="of:=[.E17]-231.785" office:value-type="float" office:value="198.295" calcext:value-type="float">
            <text:p>198,29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1" calcext:value-type="float">
            <text:p>51</text:p>
          </table:table-cell>
          <table:table-cell table:formula="of:=([.B18]+[.C18])/2" office:value-type="float" office:value="430.08" calcext:value-type="float">
            <text:p>430,08</text:p>
          </table:table-cell>
          <table:table-cell office:value-type="float" office:value="-16.7607" calcext:value-type="float">
            <text:p>-16,7607</text:p>
          </table:table-cell>
          <table:table-cell table:formula="of:=[.E18]-231.785" office:value-type="float" office:value="198.295" calcext:value-type="float">
            <text:p>198,29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9.81" calcext:value-type="float">
            <text:p>439,81</text:p>
          </table:table-cell>
          <table:table-cell office:value-type="float" office:value="444.43" calcext:value-type="float">
            <text:p>444,43</text:p>
          </table:table-cell>
          <table:table-cell office:value-type="float" office:value="52" calcext:value-type="float">
            <text:p>52</text:p>
          </table:table-cell>
          <table:table-cell table:formula="of:=([.B19]+[.C19])/2" office:value-type="float" office:value="442.12" calcext:value-type="float">
            <text:p>442,12</text:p>
          </table:table-cell>
          <table:table-cell office:value-type="float" office:value="34.7462" calcext:value-type="float">
            <text:p>34,7462</text:p>
          </table:table-cell>
          <table:table-cell table:formula="of:=[.E19]-231.785" office:value-type="float" office:value="210.335" calcext:value-type="float">
            <text:p>210,33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4" calcext:value-type="float">
            <text:p>54</text:p>
          </table:table-cell>
          <table:table-cell table:formula="of:=([.B20]+[.C20])/2" office:value-type="float" office:value="468.72" calcext:value-type="float">
            <text:p>468,72</text:p>
          </table:table-cell>
          <table:table-cell office:value-type="float" office:value="-109.8345" calcext:value-type="float">
            <text:p>-109,8345</text:p>
          </table:table-cell>
          <table:table-cell table:formula="of:=[.E20]-231.785" office:value-type="float" office:value="236.935" calcext:value-type="float">
            <text:p>236,93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5" calcext:value-type="float">
            <text:p>55</text:p>
          </table:table-cell>
          <table:table-cell table:formula="of:=([.B21]+[.C21])/2" office:value-type="float" office:value="468.72" calcext:value-type="float">
            <text:p>468,72</text:p>
          </table:table-cell>
          <table:table-cell office:value-type="float" office:value="-109.8388" calcext:value-type="float">
            <text:p>-109,8388</text:p>
          </table:table-cell>
          <table:table-cell table:formula="of:=[.E21]-231.785" office:value-type="float" office:value="236.935" calcext:value-type="float">
            <text:p>236,93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float" office:value="226.44" calcext:value-type="float">
            <text:p>226,44</text:p>
          </table:table-cell>
          <table:table-cell office:value-type="float" office:value="237.14" calcext:value-type="float">
            <text:p>237,14</text:p>
          </table:table-cell>
          <table:table-cell office:value-type="float" office:value="24" calcext:value-type="float">
            <text:p>24</text:p>
          </table:table-cell>
          <table:table-cell table:formula="of:=([.B25]+[.C25])/2" office:value-type="float" office:value="231.79" calcext:value-type="float">
            <text:p>231,79</text:p>
          </table:table-cell>
          <table:table-cell office:value-type="float" office:value="0.0006" calcext:value-type="float">
            <text:p>0,0006</text:p>
          </table:table-cell>
          <table:table-cell table:formula="of:=231.785-[.E25]" office:value-type="float" office:value="-0.00499999999999545" calcext:value-type="float">
            <text:p>-0,00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.14" calcext:value-type="float">
            <text:p>220,14</text:p>
          </table:table-cell>
          <table:table-cell office:value-type="float" office:value="224.88" calcext:value-type="float">
            <text:p>224,88</text:p>
          </table:table-cell>
          <table:table-cell office:value-type="float" office:value="23" calcext:value-type="float">
            <text:p>23</text:p>
          </table:table-cell>
          <table:table-cell table:formula="of:=([.B26]+[.C26])/2" office:value-type="float" office:value="222.51" calcext:value-type="float">
            <text:p>222,51</text:p>
          </table:table-cell>
          <table:table-cell office:value-type="float" office:value="-428.0883" calcext:value-type="float">
            <text:p>-428,0883</text:p>
          </table:table-cell>
          <table:table-cell table:formula="of:=231.785-[.E26]" office:value-type="float" office:value="9.27500000000001" calcext:value-type="float">
            <text:p>9,2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8" calcext:value-type="float">
            <text:p>28</text:p>
          </table:table-cell>
          <table:table-cell table:formula="of:=([.B27]+[.C27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27]-231.785" office:value-type="float" office:value="32.535" calcext:value-type="float">
            <text:p>32,53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.25" calcext:value-type="float">
            <text:p>262,25</text:p>
          </table:table-cell>
          <table:table-cell office:value-type="float" office:value="266.39" calcext:value-type="float">
            <text:p>266,39</text:p>
          </table:table-cell>
          <table:table-cell office:value-type="float" office:value="29" calcext:value-type="float">
            <text:p>29</text:p>
          </table:table-cell>
          <table:table-cell table:formula="of:=([.B28]+[.C28])/2" office:value-type="float" office:value="264.32" calcext:value-type="float">
            <text:p>264,32</text:p>
          </table:table-cell>
          <table:table-cell office:value-type="float" office:value="-14.1037" calcext:value-type="float">
            <text:p>-14,1037</text:p>
          </table:table-cell>
          <table:table-cell table:formula="of:=[.E28]-231.785" office:value-type="float" office:value="32.535" calcext:value-type="float">
            <text:p>32,535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70.9" calcext:value-type="float">
            <text:p>170,9</text:p>
          </table:table-cell>
          <table:table-cell office:value-type="float" office:value="176.61" calcext:value-type="float">
            <text:p>176,61</text:p>
          </table:table-cell>
          <table:table-cell office:value-type="float" office:value="16" calcext:value-type="float">
            <text:p>16</text:p>
          </table:table-cell>
          <table:table-cell table:formula="of:=([.B29]+[.C29])/2" office:value-type="float" office:value="173.755" calcext:value-type="float">
            <text:p>173,755</text:p>
          </table:table-cell>
          <table:table-cell office:value-type="float" office:value="344.4474" calcext:value-type="float">
            <text:p>344,4474</text:p>
          </table:table-cell>
          <table:table-cell table:formula="of:=231.785-[.E29]" office:value-type="float" office:value="58.03" calcext:value-type="float">
            <text:p>58,0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62.24" calcext:value-type="float">
            <text:p>162,24</text:p>
          </table:table-cell>
          <table:table-cell office:value-type="float" office:value="169.65" calcext:value-type="float">
            <text:p>169,65</text:p>
          </table:table-cell>
          <table:table-cell office:value-type="float" office:value="15" calcext:value-type="float">
            <text:p>15</text:p>
          </table:table-cell>
          <table:table-cell table:formula="of:=([.B30]+[.C30])/2" office:value-type="float" office:value="165.945" calcext:value-type="float">
            <text:p>165,945</text:p>
          </table:table-cell>
          <table:table-cell office:value-type="float" office:value="141.3341" calcext:value-type="float">
            <text:p>141,3341</text:p>
          </table:table-cell>
          <table:table-cell table:formula="of:=231.785-[.E30]" office:value-type="float" office:value="65.84" calcext:value-type="float">
            <text:p>65,84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42.4" calcext:value-type="float">
            <text:p>142,4</text:p>
          </table:table-cell>
          <table:table-cell office:value-type="float" office:value="147.66" calcext:value-type="float">
            <text:p>147,66</text:p>
          </table:table-cell>
          <table:table-cell office:value-type="float" office:value="13" calcext:value-type="float">
            <text:p>13</text:p>
          </table:table-cell>
          <table:table-cell table:formula="of:=([.B31]+[.C31])/2" office:value-type="float" office:value="145.03" calcext:value-type="float">
            <text:p>145,03</text:p>
          </table:table-cell>
          <table:table-cell office:value-type="float" office:value="180.7472" calcext:value-type="float">
            <text:p>180,7472</text:p>
          </table:table-cell>
          <table:table-cell table:formula="of:=231.785-[.E31]" office:value-type="float" office:value="86.755" calcext:value-type="float">
            <text:p>86,75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24.42" calcext:value-type="float">
            <text:p>324,42</text:p>
          </table:table-cell>
          <table:table-cell office:value-type="float" office:value="330.69" calcext:value-type="float">
            <text:p>330,69</text:p>
          </table:table-cell>
          <table:table-cell office:value-type="float" office:value="37" calcext:value-type="float">
            <text:p>37</text:p>
          </table:table-cell>
          <table:table-cell table:formula="of:=([.B32]+[.C32])/2" office:value-type="float" office:value="327.555" calcext:value-type="float">
            <text:p>327,555</text:p>
          </table:table-cell>
          <table:table-cell office:value-type="float" office:value="117.5752" calcext:value-type="float">
            <text:p>117,5752</text:p>
          </table:table-cell>
          <table:table-cell table:formula="of:=[.E32]-231.785" office:value-type="float" office:value="95.77" calcext:value-type="float">
            <text:p>95,77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04.13" calcext:value-type="float">
            <text:p>104,13</text:p>
          </table:table-cell>
          <table:table-cell office:value-type="float" office:value="107.78" calcext:value-type="float">
            <text:p>107,78</text:p>
          </table:table-cell>
          <table:table-cell office:value-type="float" office:value="9" calcext:value-type="float">
            <text:p>9</text:p>
          </table:table-cell>
          <table:table-cell table:formula="of:=([.B33]+[.C33])/2" office:value-type="float" office:value="105.955" calcext:value-type="float">
            <text:p>105,955</text:p>
          </table:table-cell>
          <table:table-cell office:value-type="float" office:value="-5.036" calcext:value-type="float">
            <text:p>-5,036</text:p>
          </table:table-cell>
          <table:table-cell table:formula="of:=231.785-[.E33]" office:value-type="float" office:value="125.83" calcext:value-type="float">
            <text:p>125,8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3" calcext:value-type="float">
            <text:p>43</text:p>
          </table:table-cell>
          <table:table-cell table:formula="of:=([.B34]+[.C34])/2" office:value-type="float" office:value="366.51" calcext:value-type="float">
            <text:p>366,51</text:p>
          </table:table-cell>
          <table:table-cell office:value-type="float" office:value="41.8039" calcext:value-type="float">
            <text:p>41,8039</text:p>
          </table:table-cell>
          <table:table-cell table:formula="of:=[.E34]-231.785" office:value-type="float" office:value="134.725" calcext:value-type="float">
            <text:p>134,725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364.28" calcext:value-type="float">
            <text:p>364,28</text:p>
          </table:table-cell>
          <table:table-cell office:value-type="float" office:value="368.74" calcext:value-type="float">
            <text:p>368,74</text:p>
          </table:table-cell>
          <table:table-cell office:value-type="float" office:value="44" calcext:value-type="float">
            <text:p>44</text:p>
          </table:table-cell>
          <table:table-cell table:formula="of:=([.B35]+[.C35])/2" office:value-type="float" office:value="366.51" calcext:value-type="float">
            <text:p>366,51</text:p>
          </table:table-cell>
          <table:table-cell office:value-type="float" office:value="41.8035" calcext:value-type="float">
            <text:p>41,8035</text:p>
          </table:table-cell>
          <table:table-cell table:formula="of:=[.E35]-231.785" office:value-type="float" office:value="134.725" calcext:value-type="float">
            <text:p>134,725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88.78" calcext:value-type="float">
            <text:p>88,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([.B36]+[.C36])/2" office:value-type="float" office:value="91.89" calcext:value-type="float">
            <text:p>91,89</text:p>
          </table:table-cell>
          <table:table-cell office:value-type="float" office:value="64.696" calcext:value-type="float">
            <text:p>64,696</text:p>
          </table:table-cell>
          <table:table-cell table:formula="of:=231.785-[.E36]" office:value-type="float" office:value="139.895" calcext:value-type="float">
            <text:p>139,89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13.75" calcext:value-type="float">
            <text:p>413,75</text:p>
          </table:table-cell>
          <table:table-cell office:value-type="float" office:value="422.12" calcext:value-type="float">
            <text:p>422,12</text:p>
          </table:table-cell>
          <table:table-cell office:value-type="float" office:value="49" calcext:value-type="float">
            <text:p>49</text:p>
          </table:table-cell>
          <table:table-cell table:formula="of:=([.B37]+[.C37])/2" office:value-type="float" office:value="417.935" calcext:value-type="float">
            <text:p>417,935</text:p>
          </table:table-cell>
          <table:table-cell office:value-type="float" office:value="-171.798" calcext:value-type="float">
            <text:p>-171,798</text:p>
          </table:table-cell>
          <table:table-cell table:formula="of:=[.E37]-231.785" office:value-type="float" office:value="186.15" calcext:value-type="float">
            <text:p>186,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0" calcext:value-type="float">
            <text:p>50</text:p>
          </table:table-cell>
          <table:table-cell table:formula="of:=([.B38]+[.C38])/2" office:value-type="float" office:value="430.08" calcext:value-type="float">
            <text:p>430,08</text:p>
          </table:table-cell>
          <table:table-cell office:value-type="float" office:value="-16.7611" calcext:value-type="float">
            <text:p>-16,7611</text:p>
          </table:table-cell>
          <table:table-cell table:formula="of:=[.E38]-231.785" office:value-type="float" office:value="198.295" calcext:value-type="float">
            <text:p>198,295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28.12" calcext:value-type="float">
            <text:p>428,12</text:p>
          </table:table-cell>
          <table:table-cell office:value-type="float" office:value="432.04" calcext:value-type="float">
            <text:p>432,04</text:p>
          </table:table-cell>
          <table:table-cell office:value-type="float" office:value="51" calcext:value-type="float">
            <text:p>51</text:p>
          </table:table-cell>
          <table:table-cell table:formula="of:=([.B39]+[.C39])/2" office:value-type="float" office:value="430.08" calcext:value-type="float">
            <text:p>430,08</text:p>
          </table:table-cell>
          <table:table-cell office:value-type="float" office:value="-16.7607" calcext:value-type="float">
            <text:p>-16,7607</text:p>
          </table:table-cell>
          <table:table-cell table:formula="of:=[.E39]-231.785" office:value-type="float" office:value="198.295" calcext:value-type="float">
            <text:p>198,295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39.81" calcext:value-type="float">
            <text:p>439,81</text:p>
          </table:table-cell>
          <table:table-cell office:value-type="float" office:value="444.43" calcext:value-type="float">
            <text:p>444,43</text:p>
          </table:table-cell>
          <table:table-cell office:value-type="float" office:value="52" calcext:value-type="float">
            <text:p>52</text:p>
          </table:table-cell>
          <table:table-cell table:formula="of:=([.B40]+[.C40])/2" office:value-type="float" office:value="442.12" calcext:value-type="float">
            <text:p>442,12</text:p>
          </table:table-cell>
          <table:table-cell office:value-type="float" office:value="34.7462" calcext:value-type="float">
            <text:p>34,7462</text:p>
          </table:table-cell>
          <table:table-cell table:formula="of:=[.E40]-231.785" office:value-type="float" office:value="210.335" calcext:value-type="float">
            <text:p>210,335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4" calcext:value-type="float">
            <text:p>54</text:p>
          </table:table-cell>
          <table:table-cell table:formula="of:=([.B41]+[.C41])/2" office:value-type="float" office:value="468.72" calcext:value-type="float">
            <text:p>468,72</text:p>
          </table:table-cell>
          <table:table-cell office:value-type="float" office:value="-109.8345" calcext:value-type="float">
            <text:p>-109,8345</text:p>
          </table:table-cell>
          <table:table-cell table:formula="of:=[.E41]-231.785" office:value-type="float" office:value="236.935" calcext:value-type="float">
            <text:p>236,935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467.09" calcext:value-type="float">
            <text:p>467,09</text:p>
          </table:table-cell>
          <table:table-cell office:value-type="float" office:value="470.35" calcext:value-type="float">
            <text:p>470,35</text:p>
          </table:table-cell>
          <table:table-cell office:value-type="float" office:value="55" calcext:value-type="float">
            <text:p>55</text:p>
          </table:table-cell>
          <table:table-cell table:formula="of:=([.B42]+[.C42])/2" office:value-type="float" office:value="468.72" calcext:value-type="float">
            <text:p>468,72</text:p>
          </table:table-cell>
          <table:table-cell office:value-type="float" office:value="-109.8388" calcext:value-type="float">
            <text:p>-109,8388</text:p>
          </table:table-cell>
          <table:table-cell table:formula="of:=[.E42]-231.785" office:value-type="float" office:value="236.935" calcext:value-type="float">
            <text:p>236,935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6:57:54.949023237</meta:creation-date>
    <dc:date>2015-11-24T20:21:40.068498271</dc:date>
    <meta:editing-duration>PT5M42S</meta:editing-duration>
    <meta:editing-cycles>2</meta:editing-cycles>
    <meta:generator>LibreOffice/4.2.8.2$Linux_X86_64 LibreOffice_project/420m0$Build-2</meta:generator>
    <meta:document-statistic meta:table-count="3" meta:cell-count="1319" meta:object-count="0"/>
  </office:meta>
</office:document-meta>
</file>